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63f8a" officeooo:paragraph-rsid="00063f8a" style:font-weight-asian="bold" style:font-weight-complex="bold"/>
    </style:style>
    <style:style style:name="P2" style:family="paragraph" style:parent-style-name="Standard">
      <style:text-properties fo:font-weight="bold" officeooo:rsid="00063f8a" officeooo:paragraph-rsid="00054613" style:font-weight-asian="bold" style:font-weight-complex="bold"/>
    </style:style>
    <style:style style:name="P3" style:family="paragraph" style:parent-style-name="Standard">
      <style:text-properties fo:font-weight="bold" officeooo:rsid="000f7371" officeooo:paragraph-rsid="000f7371" style:font-weight-asian="bold" style:font-weight-complex="bold"/>
    </style:style>
    <style:style style:name="P4" style:family="paragraph" style:parent-style-name="Standard">
      <style:text-properties fo:font-weight="bold" officeooo:rsid="000f7371" officeooo:paragraph-rsid="003d6895" style:font-weight-asian="bold" style:font-weight-complex="bold"/>
    </style:style>
    <style:style style:name="P5" style:family="paragraph" style:parent-style-name="Standard">
      <style:text-properties fo:font-weight="bold" officeooo:rsid="000f7371" officeooo:paragraph-rsid="0048e15b" style:font-weight-asian="bold" style:font-weight-complex="bold"/>
    </style:style>
    <style:style style:name="P6" style:family="paragraph" style:parent-style-name="Standard">
      <style:text-properties fo:font-weight="bold" officeooo:rsid="000f7371" officeooo:paragraph-rsid="00549304" style:font-weight-asian="bold" style:font-weight-complex="bold"/>
    </style:style>
    <style:style style:name="P7" style:family="paragraph" style:parent-style-name="Standard">
      <style:text-properties fo:font-weight="bold" officeooo:rsid="000f7371" officeooo:paragraph-rsid="00601580" style:font-weight-asian="bold" style:font-weight-complex="bold"/>
    </style:style>
    <style:style style:name="P8" style:family="paragraph" style:parent-style-name="Standard">
      <style:text-properties fo:font-weight="bold" officeooo:rsid="000f7371" officeooo:paragraph-rsid="0061ce15" style:font-weight-asian="bold" style:font-weight-complex="bold"/>
    </style:style>
    <style:style style:name="P9" style:family="paragraph" style:parent-style-name="Standard">
      <style:text-properties fo:font-weight="bold" officeooo:rsid="000f7371" officeooo:paragraph-rsid="0066471c" style:font-weight-asian="bold" style:font-weight-complex="bold"/>
    </style:style>
    <style:style style:name="P10" style:family="paragraph" style:parent-style-name="Standard">
      <style:text-properties fo:font-weight="bold" officeooo:rsid="000f7371" officeooo:paragraph-rsid="006af2f9" style:font-weight-asian="bold" style:font-weight-complex="bold"/>
    </style:style>
    <style:style style:name="P11" style:family="paragraph" style:parent-style-name="Standard">
      <style:text-properties fo:font-weight="normal" officeooo:rsid="00063f8a" officeooo:paragraph-rsid="00063f8a" style:font-weight-asian="normal" style:font-weight-complex="normal"/>
    </style:style>
    <style:style style:name="P12" style:family="paragraph" style:parent-style-name="Standard">
      <style:text-properties fo:font-weight="normal" officeooo:rsid="00063f8a" officeooo:paragraph-rsid="000f7371" style:font-weight-asian="normal" style:font-weight-complex="normal"/>
    </style:style>
    <style:style style:name="P13" style:family="paragraph" style:parent-style-name="Standard">
      <style:text-properties fo:font-weight="normal" officeooo:rsid="00063f8a" officeooo:paragraph-rsid="0012380e" style:font-weight-asian="normal" style:font-weight-complex="normal"/>
    </style:style>
    <style:style style:name="P14" style:family="paragraph" style:parent-style-name="Standard">
      <style:text-properties fo:font-weight="normal" officeooo:rsid="00063f8a" officeooo:paragraph-rsid="001cc612" style:font-weight-asian="normal" style:font-weight-complex="normal"/>
    </style:style>
    <style:style style:name="P15" style:family="paragraph" style:parent-style-name="Standard">
      <style:text-properties fo:font-weight="normal" officeooo:rsid="00063f8a" officeooo:paragraph-rsid="0029a556" style:font-weight-asian="normal" style:font-weight-complex="normal"/>
    </style:style>
    <style:style style:name="P16" style:family="paragraph" style:parent-style-name="Standard">
      <style:text-properties fo:font-weight="normal" officeooo:rsid="00063f8a" officeooo:paragraph-rsid="002a2acd" style:font-weight-asian="normal" style:font-weight-complex="normal"/>
    </style:style>
    <style:style style:name="P17" style:family="paragraph" style:parent-style-name="Standard">
      <style:text-properties fo:font-weight="normal" officeooo:rsid="00063f8a" officeooo:paragraph-rsid="002f38e1" style:font-weight-asian="normal" style:font-weight-complex="normal"/>
    </style:style>
    <style:style style:name="P18" style:family="paragraph" style:parent-style-name="Standard">
      <style:text-properties fo:font-weight="normal" officeooo:rsid="00063f8a" officeooo:paragraph-rsid="0034410c" style:font-weight-asian="normal" style:font-weight-complex="normal"/>
    </style:style>
    <style:style style:name="P19" style:family="paragraph" style:parent-style-name="Standard">
      <style:text-properties fo:font-weight="normal" officeooo:rsid="00063f8a" officeooo:paragraph-rsid="003d6895" style:font-weight-asian="normal" style:font-weight-complex="normal"/>
    </style:style>
    <style:style style:name="P20" style:family="paragraph" style:parent-style-name="Standard">
      <style:text-properties fo:font-weight="normal" officeooo:rsid="00063f8a" officeooo:paragraph-rsid="0048e15b" style:font-weight-asian="normal" style:font-weight-complex="normal"/>
    </style:style>
    <style:style style:name="P21" style:family="paragraph" style:parent-style-name="Standard">
      <style:text-properties fo:font-weight="normal" officeooo:rsid="00063f8a" officeooo:paragraph-rsid="004a6882" style:font-weight-asian="normal" style:font-weight-complex="normal"/>
    </style:style>
    <style:style style:name="P22" style:family="paragraph" style:parent-style-name="Standard">
      <style:text-properties fo:font-weight="normal" officeooo:rsid="00063f8a" officeooo:paragraph-rsid="00549304" style:font-weight-asian="normal" style:font-weight-complex="normal"/>
    </style:style>
    <style:style style:name="P23" style:family="paragraph" style:parent-style-name="Standard">
      <style:text-properties fo:font-weight="normal" officeooo:rsid="00063f8a" officeooo:paragraph-rsid="00601580" style:font-weight-asian="normal" style:font-weight-complex="normal"/>
    </style:style>
    <style:style style:name="P24" style:family="paragraph" style:parent-style-name="Standard">
      <style:text-properties fo:font-weight="normal" officeooo:rsid="00063f8a" officeooo:paragraph-rsid="0061ce15" style:font-weight-asian="normal" style:font-weight-complex="normal"/>
    </style:style>
    <style:style style:name="P25" style:family="paragraph" style:parent-style-name="Standard">
      <style:text-properties fo:font-weight="normal" officeooo:rsid="00063f8a" officeooo:paragraph-rsid="0046bba4" style:font-weight-asian="normal" style:font-weight-complex="normal"/>
    </style:style>
    <style:style style:name="P26" style:family="paragraph" style:parent-style-name="Standard">
      <style:text-properties fo:font-weight="normal" officeooo:rsid="00063f8a" officeooo:paragraph-rsid="0066471c" style:font-weight-asian="normal" style:font-weight-complex="normal"/>
    </style:style>
    <style:style style:name="P27" style:family="paragraph" style:parent-style-name="Standard">
      <style:text-properties fo:font-weight="normal" officeooo:rsid="00063f8a" officeooo:paragraph-rsid="006af2f9" style:font-weight-asian="normal" style:font-weight-complex="normal"/>
    </style:style>
    <style:style style:name="P28" style:family="paragraph" style:parent-style-name="Standard">
      <style:text-properties fo:font-weight="normal" officeooo:rsid="001fbdbb" officeooo:paragraph-rsid="001fbdbb" style:font-weight-asian="normal" style:font-weight-complex="normal"/>
    </style:style>
    <style:style style:name="P29" style:family="paragraph" style:parent-style-name="Standard">
      <style:text-properties fo:font-weight="normal" officeooo:rsid="001fbdbb" officeooo:paragraph-rsid="000f7371" style:font-weight-asian="normal" style:font-weight-complex="normal"/>
    </style:style>
    <style:style style:name="P30" style:family="paragraph" style:parent-style-name="Standard">
      <style:text-properties fo:font-weight="normal" officeooo:rsid="002537ff" officeooo:paragraph-rsid="002537ff" style:font-weight-asian="normal" style:font-weight-complex="normal"/>
    </style:style>
    <style:style style:name="P31" style:family="paragraph" style:parent-style-name="Standard">
      <style:text-properties fo:font-weight="normal" officeooo:rsid="002a5146" officeooo:paragraph-rsid="002a5146" style:font-weight-asian="normal" style:font-weight-complex="normal"/>
    </style:style>
    <style:style style:name="P32" style:family="paragraph" style:parent-style-name="Standard">
      <style:text-properties fo:font-weight="normal" officeooo:rsid="002a2acd" officeooo:paragraph-rsid="002a2acd" style:font-weight-asian="normal" style:font-weight-complex="normal"/>
    </style:style>
    <style:style style:name="P33" style:family="paragraph" style:parent-style-name="Standard">
      <style:text-properties fo:font-weight="normal" officeooo:rsid="002a2acd" officeooo:paragraph-rsid="0066471c" style:font-weight-asian="normal" style:font-weight-complex="normal"/>
    </style:style>
    <style:style style:name="P34" style:family="paragraph" style:parent-style-name="Standard">
      <style:text-properties fo:font-weight="normal" officeooo:rsid="002a2acd" officeooo:paragraph-rsid="006af2f9" style:font-weight-asian="normal" style:font-weight-complex="normal"/>
    </style:style>
    <style:style style:name="P35" style:family="paragraph" style:parent-style-name="Standard">
      <style:text-properties fo:font-weight="normal" officeooo:rsid="002f38e1" officeooo:paragraph-rsid="002f38e1" style:font-weight-asian="normal" style:font-weight-complex="normal"/>
    </style:style>
    <style:style style:name="P36" style:family="paragraph" style:parent-style-name="Standard">
      <style:text-properties fo:font-weight="normal" officeooo:rsid="0034410c" officeooo:paragraph-rsid="0034410c" style:font-weight-asian="normal" style:font-weight-complex="normal"/>
    </style:style>
    <style:style style:name="P37" style:family="paragraph" style:parent-style-name="Standard">
      <style:text-properties fo:font-weight="normal" officeooo:rsid="0013f61f" officeooo:paragraph-rsid="003d6895" style:font-weight-asian="normal" style:font-weight-complex="normal"/>
    </style:style>
    <style:style style:name="P38" style:family="paragraph" style:parent-style-name="Standard">
      <style:text-properties fo:font-weight="normal" officeooo:rsid="0013f61f" officeooo:paragraph-rsid="00549304" style:font-weight-asian="normal" style:font-weight-complex="normal"/>
    </style:style>
    <style:style style:name="P39" style:family="paragraph" style:parent-style-name="Standard">
      <style:text-properties fo:font-weight="normal" officeooo:rsid="0048c5ec" officeooo:paragraph-rsid="0048c5ec" style:font-weight-asian="normal" style:font-weight-complex="normal"/>
    </style:style>
    <style:style style:name="P40" style:family="paragraph" style:parent-style-name="Standard">
      <style:text-properties fo:font-weight="normal" officeooo:rsid="0048c5ec" officeooo:paragraph-rsid="0048e15b" style:font-weight-asian="normal" style:font-weight-complex="normal"/>
    </style:style>
    <style:style style:name="P41" style:family="paragraph" style:parent-style-name="Standard">
      <style:text-properties fo:font-weight="normal" officeooo:rsid="0048e15b" officeooo:paragraph-rsid="0048e15b" style:font-weight-asian="normal" style:font-weight-complex="normal"/>
    </style:style>
    <style:style style:name="P42" style:family="paragraph" style:parent-style-name="Standard">
      <style:text-properties fo:font-weight="normal" officeooo:rsid="0012380e" officeooo:paragraph-rsid="004aace7" style:font-weight-asian="normal" style:font-weight-complex="normal"/>
    </style:style>
    <style:style style:name="P43" style:family="paragraph" style:parent-style-name="Standard">
      <style:text-properties fo:font-weight="normal" officeooo:rsid="00601580" officeooo:paragraph-rsid="00601580" style:font-weight-asian="normal" style:font-weight-complex="normal"/>
    </style:style>
    <style:style style:name="P44" style:family="paragraph" style:parent-style-name="Standard">
      <style:text-properties fo:font-weight="normal" officeooo:paragraph-rsid="001113c5"/>
    </style:style>
    <style:style style:name="P45" style:family="paragraph" style:parent-style-name="Standard">
      <style:text-properties fo:font-weight="normal" officeooo:paragraph-rsid="002537ff"/>
    </style:style>
    <style:style style:name="P46" style:family="paragraph" style:parent-style-name="Standard">
      <style:text-properties fo:font-style="italic" fo:font-weight="normal" officeooo:rsid="00063f8a" officeooo:paragraph-rsid="00063f8a" style:font-style-asian="italic" style:font-weight-asian="normal" style:font-style-complex="italic" style:font-weight-complex="normal"/>
    </style:style>
    <style:style style:name="P47" style:family="paragraph" style:parent-style-name="Standard">
      <style:text-properties fo:font-style="italic" fo:font-weight="normal" officeooo:rsid="00063f8a" officeooo:paragraph-rsid="000f7371" style:font-style-asian="italic" style:font-weight-asian="normal" style:font-style-complex="italic" style:font-weight-complex="normal"/>
    </style:style>
    <style:style style:name="P48" style:family="paragraph" style:parent-style-name="Standard">
      <style:text-properties fo:font-style="italic" fo:font-weight="normal" officeooo:rsid="00063f8a" officeooo:paragraph-rsid="001cc612" style:font-style-asian="italic" style:font-weight-asian="normal" style:font-style-complex="italic" style:font-weight-complex="normal"/>
    </style:style>
    <style:style style:name="P49" style:family="paragraph" style:parent-style-name="Standard">
      <style:text-properties fo:font-style="italic" fo:font-weight="normal" officeooo:rsid="00063f8a" officeooo:paragraph-rsid="0034410c" style:font-style-asian="italic" style:font-weight-asian="normal" style:font-style-complex="italic" style:font-weight-complex="normal"/>
    </style:style>
    <style:style style:name="P50" style:family="paragraph" style:parent-style-name="Standard">
      <style:text-properties fo:font-style="italic" fo:font-weight="normal" officeooo:rsid="00063f8a" officeooo:paragraph-rsid="003d6895" style:font-style-asian="italic" style:font-weight-asian="normal" style:font-style-complex="italic" style:font-weight-complex="normal"/>
    </style:style>
    <style:style style:name="P51" style:family="paragraph" style:parent-style-name="Standard">
      <style:text-properties fo:font-style="italic" fo:font-weight="normal" officeooo:rsid="00063f8a" officeooo:paragraph-rsid="0048e15b" style:font-style-asian="italic" style:font-weight-asian="normal" style:font-style-complex="italic" style:font-weight-complex="normal"/>
    </style:style>
    <style:style style:name="P52" style:family="paragraph" style:parent-style-name="Standard">
      <style:text-properties fo:font-style="italic" fo:font-weight="normal" officeooo:rsid="00063f8a" officeooo:paragraph-rsid="00549304" style:font-style-asian="italic" style:font-weight-asian="normal" style:font-style-complex="italic" style:font-weight-complex="normal"/>
    </style:style>
    <style:style style:name="P53" style:family="paragraph" style:parent-style-name="Standard">
      <style:text-properties fo:font-style="italic" fo:font-weight="normal" officeooo:rsid="00063f8a" officeooo:paragraph-rsid="004aace7" style:font-style-asian="italic" style:font-weight-asian="normal" style:font-style-complex="italic" style:font-weight-complex="normal"/>
    </style:style>
    <style:style style:name="P54" style:family="paragraph" style:parent-style-name="Standard">
      <style:text-properties fo:font-style="italic" fo:font-weight="normal" officeooo:rsid="00063f8a" officeooo:paragraph-rsid="00601580" style:font-style-asian="italic" style:font-weight-asian="normal" style:font-style-complex="italic" style:font-weight-complex="normal"/>
    </style:style>
    <style:style style:name="P55" style:family="paragraph" style:parent-style-name="Standard">
      <style:text-properties fo:font-style="italic" fo:font-weight="normal" officeooo:rsid="00063f8a" officeooo:paragraph-rsid="0061ce15" style:font-style-asian="italic" style:font-weight-asian="normal" style:font-style-complex="italic" style:font-weight-complex="normal"/>
    </style:style>
    <style:style style:name="P56" style:family="paragraph" style:parent-style-name="Standard">
      <style:text-properties fo:font-style="italic" fo:font-weight="normal" officeooo:rsid="00063f8a" officeooo:paragraph-rsid="0066471c" style:font-style-asian="italic" style:font-weight-asian="normal" style:font-style-complex="italic" style:font-weight-complex="normal"/>
    </style:style>
    <style:style style:name="P57" style:family="paragraph" style:parent-style-name="Standard">
      <style:text-properties fo:font-style="italic" fo:font-weight="normal" officeooo:rsid="00063f8a" officeooo:paragraph-rsid="006af2f9" style:font-style-asian="italic" style:font-weight-asian="normal" style:font-style-complex="italic" style:font-weight-complex="normal"/>
    </style:style>
    <style:style style:name="P58" style:family="paragraph" style:parent-style-name="Standard">
      <style:text-properties fo:font-style="italic" fo:font-weight="normal" officeooo:rsid="0011044f" officeooo:paragraph-rsid="001113c5" style:font-style-asian="italic" style:font-weight-asian="normal" style:font-style-complex="italic" style:font-weight-complex="normal"/>
    </style:style>
    <style:style style:name="P59" style:family="paragraph" style:parent-style-name="Standard">
      <style:text-properties fo:font-style="italic" fo:font-weight="normal" officeooo:rsid="003639d3" officeooo:paragraph-rsid="003639d3" style:font-style-asian="italic" style:font-weight-asian="normal" style:font-style-complex="italic" style:font-weight-complex="normal"/>
    </style:style>
    <style:style style:name="P60" style:family="paragraph" style:parent-style-name="Standard">
      <style:text-properties fo:font-style="italic" fo:font-weight="normal" officeooo:rsid="004404d1" officeooo:paragraph-rsid="000f7371" style:font-style-asian="italic" style:font-weight-asian="normal" style:font-style-complex="italic" style:font-weight-complex="normal"/>
    </style:style>
    <style:style style:name="P61" style:family="paragraph" style:parent-style-name="Standard">
      <style:text-properties fo:font-style="italic" style:font-style-asian="italic" style:font-style-complex="italic"/>
    </style:style>
    <style:style style:name="P62" style:family="paragraph" style:parent-style-name="Standard">
      <style:text-properties fo:font-style="italic" officeooo:paragraph-rsid="0048e15b" style:font-style-asian="italic" style:font-style-complex="italic"/>
    </style:style>
    <style:style style:name="P63" style:family="paragraph" style:parent-style-name="Standard">
      <style:text-properties fo:font-style="italic" officeooo:paragraph-rsid="00523f86" style:font-style-asian="italic" style:font-style-complex="italic"/>
    </style:style>
    <style:style style:name="P64" style:family="paragraph" style:parent-style-name="Standard">
      <style:text-properties fo:font-style="italic" officeooo:rsid="0056c7fd" officeooo:paragraph-rsid="0056c7fd" style:font-style-asian="italic" style:font-style-complex="italic"/>
    </style:style>
    <style:style style:name="P65" style:family="paragraph" style:parent-style-name="Standard">
      <style:text-properties fo:font-style="italic" officeooo:paragraph-rsid="0056c7fd" style:font-style-asian="italic" style:font-style-complex="italic"/>
    </style:style>
    <style:style style:name="P66" style:family="paragraph" style:parent-style-name="Standard">
      <style:text-properties fo:font-style="italic" officeooo:paragraph-rsid="00601580" style:font-style-asian="italic" style:font-style-complex="italic"/>
    </style:style>
    <style:style style:name="P67" style:family="paragraph" style:parent-style-name="Standard">
      <style:text-properties fo:font-style="italic" fo:font-weight="bold" style:font-style-asian="italic" style:font-weight-asian="bold" style:font-style-complex="italic" style:font-weight-complex="bold"/>
    </style:style>
    <style:style style:name="P68" style:family="paragraph" style:parent-style-name="Standard">
      <style:text-properties fo:font-style="normal" fo:font-weight="normal" officeooo:paragraph-rsid="001113c5" style:font-style-asian="normal" style:font-style-complex="normal"/>
    </style:style>
    <style:style style:name="P69" style:family="paragraph" style:parent-style-name="Standard">
      <style:text-properties fo:font-style="normal" fo:font-weight="normal" officeooo:rsid="001113c5" officeooo:paragraph-rsid="001113c5" style:font-style-asian="normal" style:font-style-complex="normal"/>
    </style:style>
    <style:style style:name="P70" style:family="paragraph" style:parent-style-name="Standard">
      <style:text-properties fo:font-style="normal" fo:font-weight="normal" officeooo:rsid="0011044f" officeooo:paragraph-rsid="001113c5" style:font-style-asian="normal" style:font-weight-asian="normal" style:font-style-complex="normal" style:font-weight-complex="normal"/>
    </style:style>
    <style:style style:name="P71" style:family="paragraph" style:parent-style-name="Standard">
      <style:text-properties fo:font-style="normal" fo:font-weight="normal" officeooo:rsid="0012380e" officeooo:paragraph-rsid="0012380e" style:font-style-asian="normal" style:font-weight-asian="normal" style:font-style-complex="normal" style:font-weight-complex="normal"/>
    </style:style>
    <style:style style:name="P72" style:family="paragraph" style:parent-style-name="Standard">
      <style:text-properties style:font-name="Liberation Mono" fo:font-size="10pt" fo:font-style="italic" fo:font-weight="normal" officeooo:paragraph-rsid="001113c5" style:font-size-asian="10pt" style:font-style-asian="italic" style:font-size-complex="10pt" style:font-style-complex="italic"/>
    </style:style>
    <style:style style:name="P73" style:family="paragraph" style:parent-style-name="Standard">
      <style:text-properties style:font-name="Liberation Mono" fo:font-size="10pt" fo:font-style="italic" fo:font-weight="normal" officeooo:rsid="0011044f" officeooo:paragraph-rsid="001113c5" style:font-size-asian="10pt" style:font-style-asian="italic" style:font-weight-asian="normal" style:font-size-complex="10pt" style:font-style-complex="italic" style:font-weight-complex="normal"/>
    </style:style>
    <style:style style:name="P74" style:family="paragraph" style:parent-style-name="Standard">
      <style:text-properties style:font-name="Liberation Mono" fo:font-size="10pt" fo:font-style="normal" fo:font-weight="normal" officeooo:rsid="0012380e" officeooo:paragraph-rsid="0012380e" style:font-size-asian="8.75pt" style:font-style-asian="normal" style:font-weight-asian="normal" style:font-size-complex="10pt" style:font-style-complex="normal" style:font-weight-complex="normal"/>
    </style:style>
    <style:style style:name="P75" style:family="paragraph" style:parent-style-name="Standard">
      <style:text-properties style:text-underline-style="solid" style:text-underline-width="auto" style:text-underline-color="font-color" fo:font-weight="bold" officeooo:rsid="000f7371" officeooo:paragraph-rsid="000f7371" style:font-weight-asian="bold" style:font-weight-complex="bold"/>
    </style:style>
    <style:style style:name="P76" style:family="paragraph" style:parent-style-name="Standard">
      <style:text-properties style:text-underline-style="solid" style:text-underline-width="auto" style:text-underline-color="font-color" fo:font-weight="normal" officeooo:rsid="0034410c" officeooo:paragraph-rsid="0034410c"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6941f7" officeooo:paragraph-rsid="006941f7"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6941f7" officeooo:paragraph-rsid="006af2f9" style:font-weight-asian="normal" style:font-weight-complex="normal"/>
    </style:style>
    <style:style style:name="P79" style:family="paragraph" style:parent-style-name="Standard">
      <style:paragraph-properties style:line-height-at-least="0.198in"/>
      <style:text-properties fo:color="#d4d4d4" style:font-name="Droid Sans Mono" fo:font-size="10.5pt" fo:font-weight="normal" fo:background-color="#1e1e1e"/>
    </style:style>
    <style:style style:name="P80" style:family="paragraph" style:parent-style-name="Standard">
      <style:text-properties fo:color="#d4d4d4" style:font-name="Droid Sans Mono" fo:font-size="10.5pt" fo:font-weight="normal" officeooo:rsid="00063f8a" officeooo:paragraph-rsid="000f7371" fo:background-color="#1e1e1e" style:font-weight-asian="normal" style:font-weight-complex="normal"/>
    </style:style>
    <style:style style:name="P81" style:family="paragraph" style:parent-style-name="Standard">
      <style:text-properties fo:color="#d4d4d4" style:font-name="Droid Sans Mono" fo:font-size="10.5pt" fo:font-weight="normal" officeooo:rsid="00063f8a" officeooo:paragraph-rsid="0048e15b" fo:background-color="#1e1e1e" style:font-weight-asian="normal" style:font-weight-complex="normal"/>
    </style:style>
    <style:style style:name="P82" style:family="paragraph" style:parent-style-name="Standard">
      <style:text-properties officeooo:rsid="0048e15b" officeooo:paragraph-rsid="0048e15b"/>
    </style:style>
    <style:style style:name="P83" style:family="paragraph" style:parent-style-name="Standard">
      <style:text-properties officeooo:paragraph-rsid="0012380e"/>
    </style:style>
    <style:style style:name="P84" style:family="paragraph" style:parent-style-name="Standard">
      <style:text-properties officeooo:rsid="0056c7fd" officeooo:paragraph-rsid="0056c7fd"/>
    </style:style>
    <style:style style:name="P85" style:family="paragraph" style:parent-style-name="Standard">
      <style:text-properties officeooo:paragraph-rsid="000f7371"/>
    </style:style>
    <style:style style:name="P86" style:family="paragraph" style:parent-style-name="Standard">
      <style:text-properties officeooo:paragraph-rsid="00601580"/>
    </style:style>
    <style:style style:name="P87" style:family="paragraph" style:parent-style-name="Standard">
      <style:text-properties officeooo:paragraph-rsid="0066471c"/>
    </style:style>
    <style:style style:name="P88" style:family="paragraph" style:parent-style-name="Standard">
      <style:text-properties style:text-underline-style="none" fo:font-weight="normal" officeooo:rsid="00063f8a" officeooo:paragraph-rsid="0066471c" style:font-weight-asian="normal" style:font-weight-complex="normal"/>
    </style:style>
    <style:style style:name="P89" style:family="paragraph" style:parent-style-name="Standard">
      <style:text-properties style:text-underline-style="none" fo:font-weight="normal" officeooo:rsid="00063f8a" officeooo:paragraph-rsid="006af2f9" style:font-weight-asian="normal" style:font-weight-complex="normal"/>
    </style:style>
    <style:style style:name="P90" style:family="paragraph" style:parent-style-name="Standard">
      <style:text-properties officeooo:paragraph-rsid="006af2f9"/>
    </style:style>
    <style:style style:name="P91" style:family="paragraph" style:parent-style-name="Preformatted_20_Text">
      <style:text-properties fo:font-style="normal" fo:font-weight="normal" officeooo:rsid="0012380e" officeooo:paragraph-rsid="0012380e" style:font-style-asian="normal" style:font-style-complex="normal"/>
    </style:style>
    <style:style style:name="P92" style:family="paragraph" style:parent-style-name="Standard">
      <style:text-properties fo:font-style="italic" fo:font-weight="normal" officeooo:rsid="00063f8a" officeooo:paragraph-rsid="0066471c" style:font-style-asian="italic" style:font-weight-asian="normal" style:font-style-complex="italic" style:font-weight-complex="normal"/>
    </style:style>
    <style:style style:name="P93" style:family="paragraph" style:parent-style-name="Standard">
      <style:text-properties fo:font-style="italic" fo:font-weight="normal" officeooo:rsid="00063f8a" officeooo:paragraph-rsid="006af2f9" style:font-style-asian="italic" style:font-weight-asian="normal" style:font-style-complex="italic" style:font-weight-complex="normal"/>
    </style:style>
    <style:style style:name="P94" style:family="paragraph" style:parent-style-name="Standard">
      <style:text-properties fo:font-style="italic" fo:font-weight="normal" officeooo:rsid="00063f8a" officeooo:paragraph-rsid="000f7371" style:font-style-asian="italic" style:font-weight-asian="normal" style:font-style-complex="italic" style:font-weight-complex="normal"/>
    </style:style>
    <style:style style:name="P95" style:family="paragraph" style:parent-style-name="Standard">
      <style:text-properties fo:font-style="italic" fo:font-weight="normal" officeooo:rsid="00063f8a" officeooo:paragraph-rsid="00601580" style:font-style-asian="italic" style:font-weight-asian="normal" style:font-style-complex="italic" style:font-weight-complex="normal"/>
    </style:style>
    <style:style style:name="P96" style:family="paragraph" style:parent-style-name="Standard">
      <style:text-properties fo:font-style="italic" fo:font-weight="normal" officeooo:rsid="0066471c" officeooo:paragraph-rsid="0066471c" style:font-style-asian="italic" style:font-weight-asian="normal" style:font-style-complex="italic" style:font-weight-complex="normal"/>
    </style:style>
    <style:style style:name="P97" style:family="paragraph" style:parent-style-name="Standard">
      <style:text-properties fo:font-style="italic" fo:font-weight="normal" officeooo:rsid="0066471c" officeooo:paragraph-rsid="006af2f9" style:font-style-asian="italic" style:font-weight-asian="normal" style:font-style-complex="italic" style:font-weight-complex="normal"/>
    </style:style>
    <style:style style:name="P98" style:family="paragraph" style:parent-style-name="Standard">
      <style:text-properties fo:font-style="italic" fo:font-weight="normal" officeooo:rsid="00601580" officeooo:paragraph-rsid="000f7371" style:font-style-asian="italic" style:font-weight-asian="normal" style:font-style-complex="italic" style:font-weight-complex="normal"/>
    </style:style>
    <style:style style:name="P99" style:family="paragraph" style:parent-style-name="Standard">
      <style:text-properties fo:font-style="italic" fo:font-weight="normal" officeooo:rsid="00601580" officeooo:paragraph-rsid="00601580" style:font-style-asian="italic" style:font-weight-asian="normal" style:font-style-complex="italic" style:font-weight-complex="normal"/>
    </style:style>
    <style:style style:name="P100" style:family="paragraph" style:parent-style-name="Standard">
      <style:text-properties fo:font-weight="normal" officeooo:rsid="00063f8a" officeooo:paragraph-rsid="00601580" style:font-weight-asian="normal" style:font-weight-complex="normal"/>
    </style:style>
    <style:style style:name="P101" style:family="paragraph" style:parent-style-name="Standard">
      <style:text-properties fo:font-weight="normal" officeooo:rsid="00601580" officeooo:paragraph-rsid="00601580" style:font-weight-asian="normal" style:font-weight-complex="normal"/>
    </style:style>
    <style:style style:name="P102" style:family="paragraph" style:parent-style-name="Standard">
      <style:text-properties fo:font-weight="normal" officeooo:rsid="006f5a01" officeooo:paragraph-rsid="006f5a01" style:font-weight-asian="normal" style:font-weight-complex="normal"/>
    </style:style>
    <style:style style:name="P103" style:family="paragraph" style:parent-style-name="Standard">
      <style:text-properties officeooo:paragraph-rsid="006f5a01"/>
    </style:style>
    <style:style style:name="T1" style:family="text">
      <style:text-properties fo:font-style="italic" style:font-style-asian="italic" style:font-style-complex="italic"/>
    </style:style>
    <style:style style:name="T2" style:family="text">
      <style:text-properties fo:font-style="italic" officeooo:rsid="0018514f" style:font-style-asian="italic" style:font-style-complex="italic"/>
    </style:style>
    <style:style style:name="T3" style:family="text">
      <style:text-properties fo:font-style="italic" officeooo:rsid="001b0994" style:font-style-asian="italic" style:font-style-complex="italic"/>
    </style:style>
    <style:style style:name="T4" style:family="text">
      <style:text-properties fo:font-style="italic" officeooo:rsid="001cc612" style:font-style-asian="italic" style:font-style-complex="italic"/>
    </style:style>
    <style:style style:name="T5" style:family="text">
      <style:text-properties fo:font-style="italic" officeooo:rsid="002537ff" style:font-style-asian="italic" style:font-style-complex="italic"/>
    </style:style>
    <style:style style:name="T6" style:family="text">
      <style:text-properties fo:font-style="italic" officeooo:rsid="0034410c" style:font-style-asian="italic" style:font-style-complex="italic"/>
    </style:style>
    <style:style style:name="T7" style:family="text">
      <style:text-properties fo:font-style="italic" officeooo:rsid="0046f644" style:font-style-asian="italic" style:font-style-complex="italic"/>
    </style:style>
    <style:style style:name="T8" style:family="text">
      <style:text-properties fo:font-style="italic" officeooo:rsid="00523f86" style:font-style-asian="italic" style:font-style-complex="italic"/>
    </style:style>
    <style:style style:name="T9" style:family="text">
      <style:text-properties fo:font-style="italic" officeooo:rsid="00601580" style:font-style-asian="italic" style:font-style-complex="italic"/>
    </style:style>
    <style:style style:name="T10" style:family="text">
      <style:text-properties fo:font-style="italic" officeooo:rsid="0061ce15" style:font-style-asian="italic" style:font-style-complex="italic"/>
    </style:style>
    <style:style style:name="T11" style:family="text">
      <style:text-properties fo:font-style="italic" officeooo:rsid="006eef9d" style:font-style-asian="italic" style:font-style-complex="italic"/>
    </style:style>
    <style:style style:name="T12" style:family="text">
      <style:text-properties fo:font-style="italic" officeooo:rsid="006f5a01" style:font-style-asian="italic" style:font-style-complex="italic"/>
    </style:style>
    <style:style style:name="T13" style:family="text">
      <style:text-properties fo:font-style="italic" officeooo:rsid="0011044f" style:font-style-asian="italic" style:font-weight-asian="normal" style:font-style-complex="italic" style:font-weight-complex="normal"/>
    </style:style>
    <style:style style:name="T14" style:family="text">
      <style:text-properties fo:font-style="italic" officeooo:rsid="002537ff" style:font-style-asian="italic" style:font-weight-asian="normal" style:font-style-complex="italic" style:font-weight-complex="normal"/>
    </style:style>
    <style:style style:name="T15" style:family="text">
      <style:text-properties fo:font-style="italic" style:text-underline-style="none" officeooo:rsid="0034410c" style:font-style-asian="italic" style:font-style-complex="italic"/>
    </style:style>
    <style:style style:name="T16" style:family="text">
      <style:text-properties fo:font-style="italic" style:text-underline-style="none" officeooo:rsid="006941f7" style:font-style-asian="italic" style:font-style-complex="italic"/>
    </style:style>
    <style:style style:name="T17" style:family="text">
      <style:text-properties fo:font-style="italic" fo:font-weight="normal" officeooo:rsid="00063f8a" style:font-style-asian="italic" style:font-weight-asian="normal" style:font-style-complex="italic" style:font-weight-complex="normal"/>
    </style:style>
    <style:style style:name="T18" style:family="text">
      <style:text-properties fo:font-style="italic" fo:font-weight="normal" officeooo:rsid="00601580" style:font-style-asian="italic" style:font-weight-asian="normal" style:font-style-complex="italic" style:font-weight-complex="normal"/>
    </style:style>
    <style:style style:name="T19" style:family="text">
      <style:text-properties fo:font-style="italic" fo:font-weight="normal" officeooo:rsid="006f5a01" style:font-style-asian="italic" style:font-weight-asian="normal" style:font-style-complex="italic" style:font-weight-complex="normal"/>
    </style:style>
    <style:style style:name="T20" style:family="text">
      <style:text-properties officeooo:rsid="000dc10b"/>
    </style:style>
    <style:style style:name="T21" style:family="text">
      <style:text-properties style:text-position="super 58%"/>
    </style:style>
    <style:style style:name="T22" style:family="text">
      <style:text-properties style:text-position="super 58%" officeooo:rsid="0048e15b"/>
    </style:style>
    <style:style style:name="T23" style:family="text">
      <style:text-properties officeooo:rsid="0011044f"/>
    </style:style>
    <style:style style:name="T24" style:family="text">
      <style:text-properties fo:font-weight="bold" style:font-weight-asian="bold" style:font-weight-complex="bold"/>
    </style:style>
    <style:style style:name="T25" style:family="text">
      <style:text-properties fo:font-weight="bold" officeooo:rsid="0011044f" style:font-weight-asian="bold" style:font-weight-complex="bold"/>
    </style:style>
    <style:style style:name="T26" style:family="text">
      <style:text-properties fo:color="#569cd6"/>
    </style:style>
    <style:style style:name="T27" style:family="text">
      <style:text-properties fo:color="#9cdcfe"/>
    </style:style>
    <style:style style:name="T28" style:family="text">
      <style:text-properties fo:color="#9cdcfe" officeooo:rsid="004a6882"/>
    </style:style>
    <style:style style:name="T29" style:family="text">
      <style:text-properties style:font-weight-asian="normal" style:font-weight-complex="normal"/>
    </style:style>
    <style:style style:name="T30" style:family="text">
      <style:text-properties officeooo:rsid="00063f8a" style:font-weight-asian="normal" style:font-weight-complex="normal"/>
    </style:style>
    <style:style style:name="T31" style:family="text">
      <style:text-properties officeooo:rsid="0011044f" style:font-weight-asian="normal" style:font-weight-complex="normal"/>
    </style:style>
    <style:style style:name="T32" style:family="text">
      <style:text-properties officeooo:rsid="001113c5" style:font-weight-asian="normal" style:font-weight-complex="normal"/>
    </style:style>
    <style:style style:name="T33" style:family="text">
      <style:text-properties officeooo:rsid="0012380e" style:font-weight-asian="normal" style:font-weight-complex="normal"/>
    </style:style>
    <style:style style:name="T34" style:family="text">
      <style:text-properties officeooo:rsid="002537ff" style:font-weight-asian="normal" style:font-weight-complex="normal"/>
    </style:style>
    <style:style style:name="T35" style:family="text">
      <style:text-properties officeooo:rsid="0012380e"/>
    </style:style>
    <style:style style:name="T36" style:family="text">
      <style:text-properties fo:font-style="normal" officeooo:rsid="0018514f" style:font-style-asian="normal" style:font-style-complex="normal"/>
    </style:style>
    <style:style style:name="T37" style:family="text">
      <style:text-properties fo:font-style="normal" officeooo:rsid="001cc612" style:font-style-asian="normal" style:font-style-complex="normal"/>
    </style:style>
    <style:style style:name="T38" style:family="text">
      <style:text-properties fo:font-style="normal" style:text-underline-style="none" officeooo:rsid="0034410c" style:font-style-asian="normal" style:font-style-complex="normal"/>
    </style:style>
    <style:style style:name="T39" style:family="text">
      <style:text-properties style:font-name="Liberation Serif" fo:font-size="12pt" style:font-size-asian="10.5pt" style:font-weight-asian="normal" style:font-size-complex="12pt" style:font-weight-complex="normal"/>
    </style:style>
    <style:style style:name="T40" style:family="text">
      <style:text-properties style:font-name="Liberation Serif" fo:font-size="12pt" officeooo:rsid="004c146b" style:font-size-asian="10.5pt" style:font-weight-asian="normal" style:font-size-complex="12pt" style:font-weight-complex="normal"/>
    </style:style>
    <style:style style:name="T41" style:family="text">
      <style:text-properties officeooo:rsid="0016f1c0"/>
    </style:style>
    <style:style style:name="T42" style:family="text">
      <style:text-properties officeooo:rsid="0018514f"/>
    </style:style>
    <style:style style:name="T43" style:family="text">
      <style:text-properties officeooo:rsid="00194b5e"/>
    </style:style>
    <style:style style:name="T44" style:family="text">
      <style:text-properties officeooo:rsid="001b0994"/>
    </style:style>
    <style:style style:name="T45" style:family="text">
      <style:text-properties officeooo:rsid="001cc612"/>
    </style:style>
    <style:style style:name="T46" style:family="text">
      <style:text-properties officeooo:rsid="00237ba7"/>
    </style:style>
    <style:style style:name="T47" style:family="text">
      <style:text-properties officeooo:rsid="002537ff"/>
    </style:style>
    <style:style style:name="T48" style:family="text">
      <style:text-properties officeooo:rsid="0029a556"/>
    </style:style>
    <style:style style:name="T49" style:family="text">
      <style:text-properties fo:font-weight="normal" officeooo:rsid="002bef62" style:font-weight-asian="normal" style:font-weight-complex="normal"/>
    </style:style>
    <style:style style:name="T50" style:family="text">
      <style:text-properties fo:font-weight="normal" officeooo:rsid="00063f8a" style:font-weight-asian="normal" style:font-weight-complex="normal"/>
    </style:style>
    <style:style style:name="T51" style:family="text">
      <style:text-properties fo:font-weight="normal" officeooo:rsid="0012380e" style:font-weight-asian="normal" style:font-weight-complex="normal"/>
    </style:style>
    <style:style style:name="T52" style:family="text">
      <style:text-properties fo:font-weight="normal" officeooo:rsid="0011044f" style:font-weight-asian="normal" style:font-weight-complex="normal"/>
    </style:style>
    <style:style style:name="T53" style:family="text">
      <style:text-properties fo:font-weight="normal" officeooo:rsid="004aace7" style:font-weight-asian="normal" style:font-weight-complex="normal"/>
    </style:style>
    <style:style style:name="T54" style:family="text">
      <style:text-properties fo:font-weight="normal" officeooo:rsid="004c146b" style:font-weight-asian="normal" style:font-weight-complex="normal"/>
    </style:style>
    <style:style style:name="T55" style:family="text">
      <style:text-properties fo:font-weight="normal" officeooo:rsid="005e0883" style:font-weight-asian="normal" style:font-weight-complex="normal"/>
    </style:style>
    <style:style style:name="T56" style:family="text">
      <style:text-properties fo:font-weight="normal" officeooo:rsid="0064ad35" style:font-weight-asian="normal" style:font-weight-complex="normal"/>
    </style:style>
    <style:style style:name="T57" style:family="text">
      <style:text-properties fo:font-weight="normal" officeooo:rsid="0066471c" style:font-weight-asian="normal" style:font-weight-complex="normal"/>
    </style:style>
    <style:style style:name="T58" style:family="text">
      <style:text-properties fo:font-weight="normal" officeooo:rsid="0067fa8f" style:font-weight-asian="normal" style:font-weight-complex="normal"/>
    </style:style>
    <style:style style:name="T59" style:family="text">
      <style:text-properties fo:font-weight="normal" officeooo:rsid="006d74bc" style:font-weight-asian="normal" style:font-weight-complex="normal"/>
    </style:style>
    <style:style style:name="T60" style:family="text">
      <style:text-properties officeooo:rsid="002a5146"/>
    </style:style>
    <style:style style:name="T61" style:family="text">
      <style:text-properties officeooo:rsid="002da5bb"/>
    </style:style>
    <style:style style:name="T62" style:family="text">
      <style:text-properties officeooo:rsid="002df9d6"/>
    </style:style>
    <style:style style:name="T63" style:family="text">
      <style:text-properties officeooo:rsid="002e722c"/>
    </style:style>
    <style:style style:name="T64" style:family="text">
      <style:text-properties officeooo:rsid="002f38e1"/>
    </style:style>
    <style:style style:name="T65" style:family="text">
      <style:text-properties officeooo:rsid="0031685d"/>
    </style:style>
    <style:style style:name="T66" style:family="text">
      <style:text-properties officeooo:rsid="0032a259"/>
    </style:style>
    <style:style style:name="T67" style:family="text">
      <style:text-properties officeooo:rsid="003376c1"/>
    </style:style>
    <style:style style:name="T68" style:family="text">
      <style:text-properties officeooo:rsid="0034410c"/>
    </style:style>
    <style:style style:name="T69" style:family="text">
      <style:text-properties officeooo:rsid="0044fbcc"/>
    </style:style>
    <style:style style:name="T70" style:family="text">
      <style:text-properties officeooo:rsid="0045c062"/>
    </style:style>
    <style:style style:name="T71" style:family="text">
      <style:text-properties officeooo:rsid="0046d0c2"/>
    </style:style>
    <style:style style:name="T72" style:family="text">
      <style:text-properties officeooo:rsid="0046f644"/>
    </style:style>
    <style:style style:name="T73" style:family="text">
      <style:text-properties fo:color="#c586c0"/>
    </style:style>
    <style:style style:name="T74" style:family="text">
      <style:text-properties officeooo:rsid="0048e15b"/>
    </style:style>
    <style:style style:name="T75" style:family="text">
      <style:text-properties officeooo:rsid="004a6882"/>
    </style:style>
    <style:style style:name="T76" style:family="text">
      <style:text-properties fo:background-color="#dddddd" loext:char-shading-value="0"/>
    </style:style>
    <style:style style:name="T77" style:family="text">
      <style:text-properties officeooo:rsid="004cb8b6"/>
    </style:style>
    <style:style style:name="T78" style:family="text">
      <style:text-properties officeooo:rsid="004e2b10"/>
    </style:style>
    <style:style style:name="T79" style:family="text">
      <style:text-properties officeooo:rsid="00523f86"/>
    </style:style>
    <style:style style:name="T80" style:family="text">
      <style:text-properties officeooo:rsid="005362fa"/>
    </style:style>
    <style:style style:name="T81" style:family="text">
      <style:text-properties officeooo:rsid="00549304"/>
    </style:style>
    <style:style style:name="T82" style:family="text">
      <style:text-properties officeooo:rsid="00560a12"/>
    </style:style>
    <style:style style:name="T83" style:family="text">
      <style:text-properties officeooo:rsid="0056c7fd"/>
    </style:style>
    <style:style style:name="T84" style:family="text">
      <style:text-properties officeooo:rsid="005d4cf3"/>
    </style:style>
    <style:style style:name="T85" style:family="text">
      <style:text-properties officeooo:rsid="005e0883"/>
    </style:style>
    <style:style style:name="T86" style:family="text">
      <style:text-properties officeooo:rsid="00601580"/>
    </style:style>
    <style:style style:name="T87" style:family="text">
      <style:text-properties officeooo:rsid="0061ce15"/>
    </style:style>
    <style:style style:name="T88" style:family="text">
      <style:text-properties officeooo:rsid="0063923f"/>
    </style:style>
    <style:style style:name="T89" style:family="text">
      <style:text-properties officeooo:rsid="0066471c"/>
    </style:style>
    <style:style style:name="T90" style:family="text">
      <style:text-properties officeooo:rsid="0067fa8f"/>
    </style:style>
    <style:style style:name="T91" style:family="text">
      <style:text-properties officeooo:rsid="006941f7"/>
    </style:style>
    <style:style style:name="T92" style:family="text">
      <style:text-properties officeooo:rsid="006af2f9"/>
    </style:style>
    <style:style style:name="T93" style:family="text">
      <style:text-properties officeooo:rsid="006d74bc"/>
    </style:style>
    <style:style style:name="T94" style:family="text">
      <style:text-properties officeooo:rsid="006eef9d"/>
    </style:style>
    <style:style style:name="T95" style:family="text">
      <style:text-properties officeooo:rsid="006f5a01"/>
    </style:style>
    <style:style style:name="T96" style:family="text">
      <style:text-properties fo:color="#6a9955" style:font-name="Droid Sans Mono" fo:font-size="10.5pt" fo:font-style="italic" fo:font-weight="normal" fo:background-color="#1e1e1e" loext:char-shading-value="0"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
      <text:p text:style-name="P11"><text:tab/><text:tab/><text:tab/><text:tab/><text:tab/>Sample Bug Report <text:span text:style-name="T20">1</text:span></text:p>
      <text:p text:style-name="P3">File: solid.c (1st bug)</text:p>
      <text:p text:style-name="P11"/>
      <text:p text:style-name="P46">Name</text:p>
      <text:p text:style-name="P11">- <text:span text:style-name="T65">Forgotten semicolon</text:span></text:p>
      <text:p text:style-name="P11"/>
      <text:p text:style-name="P46">Description</text:p>
      <text:p text:style-name="Standard"><text:span text:style-name="T50">- <text:s/></text:span>If the user provides negative height or the height is 0 and the end_ptr</text:p>
      <text:p text:style-name="Standard"><text:s/>hasn't moved we issue an error and free palette. <text:s/><text:span text:style-name="T66">Since issuing error and an freeing palette occur if the above condition is true we need to cover them with semicolons. </text:span></text:p>
      <text:p text:style-name="P11"/>
      <text:p text:style-name="P46">Affected Lines</text:p>
      <text:p text:style-name="P11">- <text:span text:style-name="T66">Lines: 44 - 46</text:span></text:p>
      <text:p text:style-name="P11"/>
      <text:p text:style-name="P46">Expected vs Observed</text:p>
      <text:p text:style-name="P11">- <text:span text:style-name="T66">We expect </text:span><text:span text:style-name="T67">allocate a memory with given width and height and given color. However, we are getting segmentation fault (core dumped) since we don’t <text:s/>put semicolon we unintentionally free the palette memory. However, we will use to assign colors on palette that we already freed. </text:span></text:p>
      <text:p text:style-name="P11"/>
      <text:p text:style-name="P46">Steps to Reproduce</text:p>
      <text:p text:style-name="P18">Command</text:p>
      <text:p text:style-name="P49">- ./solid ./tests/solid_bug.png "200" "<text:span text:style-name="T68">3</text:span>00" "C0C0C0"</text:p>
      <text:p text:style-name="P76">When we tried to allocate a memory with following properties and silver color, we got core dumped for above reason mentioned.</text:p>
      <text:p text:style-name="P36"/>
      <text:p text:style-name="P32">After it was fixed we <text:span text:style-name="T68">expect to get allocate memory with following properties and color as well.</text:span> </text:p>
      <text:p text:style-name="P16"><text:tab/><text:tab/><text:tab/><text:tab/><text:tab/><text:tab/><text:tab/><text:tab/><text:tab/><text:tab/><text:tab/><text:tab/><text:tab/><text:tab/><text:tab/><text:tab/><text:tab/><text:tab/><text:tab/><text:tab/><text:tab/><text:tab/><text:tab/><text:tab/><text:tab/><text:tab/></text:p>
      <text:p text:style-name="P46">Proof-of-Concept Input (if needed)</text:p>
      <text:p text:style-name="P11">- /<text:span text:style-name="T68">tests/sol</text:span><text:span text:style-name="T6">d_bug.png </text:span><text:span text:style-name="T38">for buggy output</text:span></text:p>
      <text:p text:style-name="P11"><text:span text:style-name="T38"><text:s/>- </text:span><text:span text:style-name="T15">tests/solid_fixed.png is a file after it was fixed and memory allocated</text:span></text:p>
      <text:p text:style-name="P11"/>
      <text:p text:style-name="P46">- Suggested Fix Description</text:p>
      <text:p text:style-name="P59">Putting brackets around after the condition value (line:44) and close after freeing up the palette (line:46)</text:p>
      <text:p text:style-name="P11"/>
      <text:p text:style-name="P11"/>
      <text:p text:style-name="P60"/>
      <text:p text:style-name="P9">File: solid.c (<text:span text:style-name="T89">2nd</text:span> bug)</text:p>
      <text:p text:style-name="P26"/>
      <text:p text:style-name="P56">Name</text:p>
      <text:p text:style-name="P96">Unfreed <text:s/>pointer</text:p>
      <text:p text:style-name="P26"/>
      <text:p text:style-name="P56">Description</text:p>
      <text:p text:style-name="P87"><text:span text:style-name="T50">- <text:s/></text:span><text:span text:style-name="T57">If the program crashes, in our case if the width is negative </text:span><text:span text:style-name="T58">or 0 and the end_ptr hasn’t moved the issue an error then we need to free palette</text:span></text:p>
      <text:p text:style-name="P26"/>
      <text:p text:style-name="P56">Affected Lines</text:p>
      <text:p text:style-name="P26">- <text:span text:style-name="T66">Lines: </text:span><text:span text:style-name="T90">50-51</text:span></text:p>
      <text:p text:style-name="P26"/>
      <text:p text:style-name="P56"><text:soft-page-break/>Expected vs Observed</text:p>
      <text:p text:style-name="P26">- <text:span text:style-name="T66">We expect </text:span><text:span text:style-name="T90">to free the </text:span><text:span text:style-name="T67">allocate</text:span><text:span text:style-name="T90">d</text:span><text:span text:style-name="T67"> memory </text:span><text:span text:style-name="T90">at the end of the program or in the case program crashes. </text:span><text:span text:style-name="T67">However, we </text:span><text:span text:style-name="T90">this case it just return error and didn’t free the palette</text:span><text:span text:style-name="T67"> </text:span></text:p>
      <text:p text:style-name="P26"/>
      <text:p text:style-name="P56">Steps to Reproduce</text:p>
      <text:p text:style-name="P26">Command</text:p>
      <text:p text:style-name="P56">- ./solid ./tests/solid_bug.png "200" "-<text:span text:style-name="T90">200</text:span>" "C0C0C0"</text:p>
      <text:p text:style-name="P77">It goes it error withot freeing the palette</text:p>
      <text:p text:style-name="P33"><text:s/></text:p>
      <text:p text:style-name="P26"><text:tab/><text:tab/><text:tab/><text:tab/><text:tab/><text:tab/><text:tab/><text:tab/><text:tab/><text:tab/><text:tab/><text:tab/><text:tab/><text:tab/><text:tab/><text:tab/><text:tab/><text:tab/><text:tab/><text:tab/><text:tab/><text:tab/><text:tab/><text:tab/><text:tab/><text:tab/></text:p>
      <text:p text:style-name="P56">Proof-of-Concept Input (if needed)</text:p>
      <text:p text:style-name="P26"><text:span text:style-name="T15">- </text:span><text:span text:style-name="T16">It doesn’t give output</text:span></text:p>
      <text:p text:style-name="P26"/>
      <text:p text:style-name="P56">- Suggested Fix Description</text:p>
      <text:p text:style-name="P88">- <text:span text:style-name="T91">We add free(palette); to free the allocated memory</text:span></text:p>
      <text:p text:style-name="P88"/>
      <text:p text:style-name="P61">if (width &lt; 0 || *end_ptr) {</text:p>
      <text:p text:style-name="P61">goto error;</text:p>
      <text:p text:style-name="P67">free(palette);</text:p>
      <text:p text:style-name="P61">}</text:p>
      <text:p text:style-name="P61"/>
      <text:p text:style-name="P10">File: solid.c (<text:span text:style-name="T89">2nd</text:span> bug)</text:p>
      <text:p text:style-name="P27"/>
      <text:p text:style-name="P57">Name</text:p>
      <text:p text:style-name="P97">Unfreed <text:s/>pointer</text:p>
      <text:p text:style-name="P27"/>
      <text:p text:style-name="P57">Description</text:p>
      <text:p text:style-name="P90"><text:span text:style-name="T50">- <text:s/></text:span><text:span text:style-name="T57">If the program crashes, in our case if the width is negative </text:span><text:span text:style-name="T58">or 0 and the end_ptr hasn’t moved the issue an error then we need to free palette</text:span></text:p>
      <text:p text:style-name="P27"/>
      <text:p text:style-name="P57">Affected Lines</text:p>
      <text:p text:style-name="P27">- <text:span text:style-name="T66">Lines: </text:span><text:span text:style-name="T92">57,58</text:span></text:p>
      <text:p text:style-name="P27"/>
      <text:p text:style-name="P57">Expected vs Observed</text:p>
      <text:p text:style-name="P27">- <text:span text:style-name="T66">We expect </text:span><text:span text:style-name="T90">to free the </text:span><text:span text:style-name="T67">allocate</text:span><text:span text:style-name="T90">d</text:span><text:span text:style-name="T67"> memory </text:span><text:span text:style-name="T90">at the end of the program or in the case program crashes. </text:span><text:span text:style-name="T67">However, we </text:span><text:span text:style-name="T90">this case it just return error and didn’t free the palette</text:span><text:span text:style-name="T67"> </text:span></text:p>
      <text:p text:style-name="P27"/>
      <text:p text:style-name="P57">Steps to Reproduce</text:p>
      <text:p text:style-name="P27">Command</text:p>
      <text:p text:style-name="P57">- ./solid ./tests/solid_bug.png "200" "<text:span text:style-name="T90">200</text:span>" "C0C0C0 <text:span text:style-name="T92">1232432</text:span>"</text:p>
      <text:p text:style-name="P78">It goes it error withot freeing the palette</text:p>
      <text:p text:style-name="P34"><text:s/></text:p>
      <text:p text:style-name="P27"><text:tab/><text:tab/><text:tab/><text:tab/><text:tab/><text:tab/><text:tab/><text:tab/><text:tab/><text:tab/><text:tab/><text:tab/><text:tab/><text:tab/><text:tab/><text:tab/><text:tab/><text:tab/><text:tab/><text:tab/><text:tab/><text:tab/><text:tab/><text:tab/><text:tab/><text:tab/></text:p>
      <text:p text:style-name="P57">Proof-of-Concept Input (if needed)</text:p>
      <text:p text:style-name="P27"><text:span text:style-name="T15">- </text:span><text:span text:style-name="T16">It doesn’t give output</text:span></text:p>
      <text:p text:style-name="P27"/>
      <text:p text:style-name="P57">- Suggested Fix Description</text:p>
      <text:p text:style-name="P89">- <text:span text:style-name="T91">We add free(palette); to free the allocated memory</text:span></text:p>
      <text:p text:style-name="P89"/>
      <text:p text:style-name="P61">if (*end_ptr) {</text:p>
      <text:p text:style-name="P61"><text:soft-page-break/>goto error;</text:p>
      <text:p text:style-name="P67">free(palette);</text:p>
      <text:p text:style-name="P61">}</text:p>
      <text:p text:style-name="P61"/>
      <text:p text:style-name="P12"/>
      <text:p text:style-name="P19"/>
      <text:p text:style-name="P4">File: checkerboard.c (1 bug and 1st bug)</text:p>
      <text:p text:style-name="P19"/>
      <text:p text:style-name="P50">Name</text:p>
      <text:p text:style-name="P19"><text:span text:style-name="T1">- </text:span><text:span text:style-name="T8">Integer Overflow</text:span></text:p>
      <text:p text:style-name="P37"/>
      <text:p text:style-name="P19"/>
      <text:p text:style-name="P50">Description</text:p>
      <text:p text:style-name="P19">- <text:span text:style-name="T79">When we are initializing the integer range for loop we should consider until what range x, y can go. There are two things two focus, range of x, y and the array size that can store/read/write</text:span></text:p>
      <text:p text:style-name="P19"/>
      <text:p text:style-name="P50">Affected Lines</text:p>
      <text:p text:style-name="P19">- <text:span text:style-name="T79">104, 105</text:span></text:p>
      <text:p text:style-name="P19"/>
      <text:p text:style-name="P50">Expected vs Observed</text:p>
      <text:p text:style-name="P19">- <text:span text:style-name="T79">We expect loops to be in range of x, y based on their types. However, as we observed we defined int to compare with long value.</text:span></text:p>
      <text:p text:style-name="P19"/>
      <text:p text:style-name="P50">Steps to Reproduce</text:p>
      <text:p text:style-name="P19">Command</text:p>
      <text:p text:style-name="P19">- ./<text:span text:style-name="T80">checkerboard input output height width square_width hex1 hex2</text:span></text:p>
      <text:p text:style-name="P19"/>
      <text:p text:style-name="P50">Proof-of-Concept Input (if needed)</text:p>
      <text:p text:style-name="P19">- </text:p>
      <text:p text:style-name="P19"/>
      <text:p text:style-name="P50">- Suggested Fix Description</text:p>
      <text:p text:style-name="P19"><text:s text:c="2"/><text:span text:style-name="T79">We change the types of x, y from int to long so it can be range of square width</text:span></text:p>
      <text:p text:style-name="P19"/>
      <text:p text:style-name="P63">for (int x = 0; x &lt; square_width; x++) <text:s text:c="5"/><text:span text:style-name="T79">to <text:s text:c="3"/>for (long x = 0; x &lt; square_width; x++) </text:span></text:p>
      <text:p text:style-name="P63">for (int y = 0; y &lt; square_width; y++) <text:s text:c="5"/><text:span text:style-name="T79">to <text:s text:c="3"/>for (long y = 0; y &lt; square_width; y++)</text:span></text:p>
      <text:p text:style-name="P19"/>
      <text:p text:style-name="P19"/>
      <text:p text:style-name="P6">File: checkerboard.c (<text:span text:style-name="T81">2nd</text:span> bug <text:span text:style-name="T81">out</text:span> 1 bug)</text:p>
      <text:p text:style-name="P22"/>
      <text:p text:style-name="P52">Name</text:p>
      <text:p text:style-name="P22"><text:span text:style-name="T1">- </text:span><text:span text:style-name="T8">Integer Overflow</text:span></text:p>
      <text:p text:style-name="P38"/>
      <text:p text:style-name="P22"/>
      <text:p text:style-name="P52">Description</text:p>
      <text:p text:style-name="P22">- <text:span text:style-name="T79">When we are initializing the integer range we should consider until what range </text:span><text:span text:style-name="T83">values</text:span><text:span text:style-name="T79"> can go. There are two things two focus, range of </text:span><text:span text:style-name="T83">values</text:span><text:span text:style-name="T79"> and the array size that can store/read/write</text:span></text:p>
      <text:p text:style-name="P22"/>
      <text:p text:style-name="P52">Affected Lines</text:p>
      <text:p text:style-name="P22">- <text:span text:style-name="T79">10</text:span><text:span text:style-name="T82">0, 101</text:span></text:p>
      <text:p text:style-name="P22"/>
      <text:p text:style-name="P52">Expected vs Observed</text:p>
      <text:p text:style-name="P22"><text:soft-page-break/>- <text:span text:style-name="T79">We expect </text:span><text:span text:style-name="T83">square_top_left_x and square_top_left_</text:span><text:span text:style-name="T79">y </text:span><text:span text:style-name="T83">to store only in range of int types while we assigned long. </text:span></text:p>
      <text:p text:style-name="P22"/>
      <text:p text:style-name="P52">Steps to Reproduce</text:p>
      <text:p text:style-name="P22">Command</text:p>
      <text:p text:style-name="P22">- ./<text:span text:style-name="T80">checkerboard input output height width square_width hex1 hex2</text:span></text:p>
      <text:p text:style-name="P22"/>
      <text:p text:style-name="P52">Proof-of-Concept Input (if needed)</text:p>
      <text:p text:style-name="P22">- </text:p>
      <text:p text:style-name="P22"/>
      <text:p text:style-name="P52">- Suggested Fix Description</text:p>
      <text:p text:style-name="P22"><text:s text:c="2"/><text:span text:style-name="T79">We change the types of x, y from int to long so it can be range of square width</text:span></text:p>
      <text:p text:style-name="Standard"/>
      <text:p text:style-name="P61">int square_top_left_x = j * square_width;</text:p>
      <text:p text:style-name="P61">int square_top_left_y = i * square_width;</text:p>
      <text:p text:style-name="P61"/>
      <text:p text:style-name="P64">where square_width:</text:p>
      <text:p text:style-name="P64"/>
      <text:p text:style-name="P61">long square_width = strtol(square_width_arg, &amp;end_ptr, 10);</text:p>
      <text:p text:style-name="P79"/>
      <text:p text:style-name="P84">So, we want to change int to long to avoid integer overflow.</text:p>
      <text:p text:style-name="P65"><text:span text:style-name="T83">long</text:span> square_top_left_x = j * square_width;</text:p>
      <text:p text:style-name="P64">long square_top_left_y = i * square_width;</text:p>
      <text:p text:style-name="P22"/>
      <text:p text:style-name="P12"/>
      <text:p text:style-name="P12"/>
      <text:p text:style-name="P75">File: filter.c (<text:span text:style-name="T69">1st</text:span> bug of 5st bugs)</text:p>
      <text:p text:style-name="P12"/>
      <text:p text:style-name="P47">Name</text:p>
      <text:p text:style-name="P12">- <text:span text:style-name="T41">Buffer Overflow – </text:span><text:span text:style-name="T42">out of bound write</text:span></text:p>
      <text:p text:style-name="P12"/>
      <text:p text:style-name="P48">Description</text:p>
      <text:p text:style-name="P14">- <text:span text:style-name="T42">When we are copying the argument: argv[4] into the arg we are just using strcpy which doesn’t check the length of argument that is being copied. In case of <text:s/>long string which is larger than the destination value that is being copied, there will be buffer overflow which may cause program error.</text:span></text:p>
      <text:p text:style-name="P12"/>
      <text:p text:style-name="P47">Affected Lines</text:p>
      <text:p text:style-name="P12">- In filter.c: <text:span text:style-name="T42">Lines: 181</text:span></text:p>
      <text:p text:style-name="P12"/>
      <text:p text:style-name="P47">Expected vs Observed</text:p>
      <text:p text:style-name="P12">- We expect that the <text:span text:style-name="T42">argument we are copying into the destination doesn’t restrict the length of the input. In the case attacker inputs the longer input there is a buffer overflow. We are expecting to use strncpy and specify the length of the argument that is being copied. In our case </text:span><text:span text:style-name="T2">strncpy(arg, argv[4], 256);</text:span><text:span text:style-name="T42"> since arg is char array which can accept up to 256 characters.</text:span></text:p>
      <text:p text:style-name="P12"/>
      <text:p text:style-name="P47">Steps to Reproduce</text:p>
      <text:p text:style-name="P12">Command</text:p>
      <text:p text:style-name="P12">./filter ./tests/desert.png ./tests/desert_alpha_bug.png alpha "dsjsljdasljdalsdjsalkdjaslkdjslkdjsalkdjslkdjsalkdjsalkdjsalkdjsalkdjaskldjsakjldskjdlkasjdlskajdsakljdsakljdsakljdsakdjsakldjsaldjsidasjdasljdsdsaodjsaldjsodasjdasdjjdfjsdlkjjfdlsjfsdlkjfdslkfjdskljfsdljfsldkjfsdljfsljfsdljfsdlfjsdfjsfjsdjfsdljfsdlfjsdlfdlsfjsdlfjsdlfjsdlfjsdlfjsdlfjdslkfjsdlkfjdslkfjsdlfjsdlfjd<text:soft-page-break/>slfkjsdfljsdlfjsdlfjsdlfsdjfsdlkjfsdlfjsdlfjsdlfjsdlfjsdlfjsdlfjsdlfjdslfjdslfjsdlfjsdlfjsdlkfjsdlfjdsofjdslfjdsfsdpfjdslfjsdfjsdlfjdfsdjfsdlfjdljfdlsfjdsljfsdljfdslfjdslfjsdlfjsdlfjsdlfjsdlfjsdlfjsdl"</text:p>
      <text:p text:style-name="P12"/>
      <text:p text:style-name="P31">It gives us buffer overflow and core dumped since it is more than 256 chars when copying the argument</text:p>
      <text:p text:style-name="P12"/>
      <text:p text:style-name="Standard"><text:span text:style-name="T49">After fixing to </text:span>st<text:span text:style-name="T61">rn</text:span>cpy(arg, argv[4], 256);</text:p>
      <text:p text:style-name="Standard">There is no buffer overflow</text:p>
      <text:p text:style-name="Standard"/>
      <text:p text:style-name="P47">Proof-of-Concept Input (if needed)</text:p>
      <text:p text:style-name="P12">- <text:span text:style-name="T60">It doesn’t give output</text:span></text:p>
      <text:p text:style-name="P12"/>
      <text:p text:style-name="P47">- Suggested Fix Description</text:p>
      <text:p text:style-name="P12">Initialize the <text:span text:style-name="T42">strncpy and use the length of the character to restrict the unintended input which is longer than 256 chars. </text:span><text:span text:style-name="T2">strncpy(arg, argv[4], 256); </text:span><text:span text:style-name="T36">which won’t accept more than 256 character length;</text:span></text:p>
      <text:p text:style-name="P12"/>
      <text:p text:style-name="P12"/>
      <text:p text:style-name="P75">File: filter.c (<text:span text:style-name="T69">2nd</text:span> bug of 5 bugs)</text:p>
      <text:p text:style-name="P12"/>
      <text:p text:style-name="P47">Name</text:p>
      <text:p text:style-name="P12">- <text:span text:style-name="T43">Type confusion</text:span></text:p>
      <text:p text:style-name="P12"/>
      <text:p text:style-name="P47">Description</text:p>
      <text:p text:style-name="P12">- <text:span text:style-name="T43">We assign</text:span><text:span text:style-name="T44">ed</text:span><text:span text:style-name="T43"> weights instead of the pointer to an alpha value </text:span><text:span text:style-name="T44">which makes unintended output.</text:span></text:p>
      <text:p text:style-name="P12"/>
      <text:p text:style-name="P47">Affected Lines</text:p>
      <text:p text:style-name="P12">- In filter.c: <text:span text:style-name="T43">Line: 215</text:span></text:p>
      <text:p text:style-name="P12"/>
      <text:p text:style-name="P47">Expected vs Observed</text:p>
      <text:p text:style-name="P12">- <text:span text:style-name="T44">We expect to assign fil.arg with the right value to produce the transparent alpha filter. However, we mistakenly assigned weights which were initialized in the beginning </text:span><text:span text:style-name="T64">for different purpose. We were expecting to get the right filtered out image, however, we got it wrong.</text:span><text:span text:style-name="T44"> Alpha transparent should hide all the image and makes it invisible. </text:span><text:span text:style-name="T64">However, we are seeing image with different filter.</text:span></text:p>
      <text:p text:style-name="P12"/>
      <text:p text:style-name="P47">Steps to Reproduce</text:p>
      <text:p text:style-name="P12">Command</text:p>
      <text:p text:style-name="P12">- ./filter ./<text:span text:style-name="T44">tests/desert</text:span>.png ./<text:span text:style-name="T44">tests/desert_</text:span><text:span text:style-name="T62">alpha_bug</text:span>.png <text:span text:style-name="T44">alpha</text:span></text:p>
      <text:p text:style-name="P35">would produce filtered image for buggy output.</text:p>
      <text:p text:style-name="P35"/>
      <text:p text:style-name="P17">- ./filter ./<text:span text:style-name="T44">tests/desert</text:span>.png ./<text:span text:style-name="T44">tests/desert_</text:span><text:span text:style-name="T62">alpha_</text:span><text:span text:style-name="T64">fixed</text:span>.png <text:span text:style-name="T44">alpha </text:span><text:span text:style-name="T64">is called after initializing the fil.arg with right value and expected output is in ./tests/desert_alpha_fixed.png file.</text:span></text:p>
      <text:p text:style-name="P35"/>
      <text:p text:style-name="P12"/>
      <text:p text:style-name="P47">Proof-of-Concept Input (if needed)</text:p>
      <text:p text:style-name="P12">- (attached: <text:span text:style-name="T44">tests/desert_alpha_</text:span><text:span text:style-name="T63">bug</text:span>.png)</text:p>
      <text:p text:style-name="P12"/>
      <text:p text:style-name="P47">- Suggested Fix Description</text:p>
      <text:p text:style-name="P12">Initialize the <text:span text:style-name="T3">fil.arg = &amp;alpha; Which is the output we expected since alpha = strtol(arg, &amp;end_ptr, <text:s/>16); <text:s/></text:span><text:span text:style-name="T4">where arg is equal to local_alpha in filter_transparency()</text:span></text:p>
      <text:p text:style-name="P12"/>
      <text:p text:style-name="P12"/>
      <text:p text:style-name="P3"><text:soft-page-break/>File: filter.c (<text:span text:style-name="T69">3rd</text:span> bug of 5 bugs)</text:p>
      <text:p text:style-name="P12"/>
      <text:p text:style-name="P47">Name</text:p>
      <text:p text:style-name="P12">- <text:span text:style-name="T84">Integer Overflow</text:span></text:p>
      <text:p text:style-name="P12"/>
      <text:p text:style-name="P47">Description</text:p>
      <text:p text:style-name="P12">- <text:span text:style-name="T84">When assigning the number of pixels we are not checking for integer overflow in case of large radius. </text:span><text:span text:style-name="T85">And radius is depends on users choice since we put when blur image.</text:span></text:p>
      <text:p text:style-name="P47"/>
      <text:p text:style-name="P47">Affected Lines</text:p>
      <text:p text:style-name="P12">- <text:span text:style-name="T85">81</text:span></text:p>
      <text:p text:style-name="P12"/>
      <text:p text:style-name="P47">Expected vs Observed</text:p>
      <text:p text:style-name="P85"><text:span text:style-name="T50">- </text:span><text:span text:style-name="T55">We expect to declare the number of pixels for image depending on radius user inputs. However, if the case of large radius there is integer overflow and we need to handle before initializing the number of pixels. </text:span></text:p>
      <text:p text:style-name="P12"/>
      <text:p text:style-name="P47">Steps to Reproduce</text:p>
      <text:p text:style-name="P12">Command</text:p>
      <text:p text:style-name="P12">- ./filter ./<text:span text:style-name="T85">tests/desert.png ./tests/desert_bug3.png “blur” “radius”</text:span></text:p>
      <text:p text:style-name="P12"/>
      <text:p text:style-name="P12"/>
      <text:p text:style-name="P47">Proof-of-Concept Input (if needed)</text:p>
      <text:p text:style-name="P12"><text:span text:style-name="T1">- </text:span><text:span text:style-name="T9">Output image fails when there is integer overflow and program state is underfined</text:span></text:p>
      <text:p text:style-name="P98"/>
      <text:p text:style-name="P85"><text:span text:style-name="T17">- Suggested Fix Description</text:span><text:span text:style-name="T18">\</text:span></text:p>
      <text:p text:style-name="P99">- Changing the data type of num_pixels would solve the issue or we can solve by checking the square of radius, if it is more than max_int then handle. However, I will go with changing the data type.</text:p>
      <text:p text:style-name="P99"><text:s/></text:p>
      <text:p text:style-name="P61">int num_pixels = (2 * radius + 1) * (2 * radius + 1);</text:p>
      <text:p text:style-name="P61"/>
      <text:p text:style-name="P43">to:</text:p>
      <text:p text:style-name="P43"/>
      <text:p text:style-name="P61">long num_pixels = (2 * radius + 1) * (2 * radius + 1);</text:p>
      <text:p text:style-name="P43"/>
      <text:p text:style-name="P43">Changing from int to long would solve the integer overflow. </text:p>
      <text:p text:style-name="P43"/>
      <text:p text:style-name="P43"/>
      <text:p text:style-name="P7">File: filter.c (<text:span text:style-name="T86">4th</text:span> bug of 5 bugs)</text:p>
      <text:p text:style-name="P23"/>
      <text:p text:style-name="P54">Name</text:p>
      <text:p text:style-name="P23">- <text:span text:style-name="T93">Double free pointer (or doubly null the pointer)</text:span></text:p>
      <text:p text:style-name="P23"/>
      <text:p text:style-name="P54">Description</text:p>
      <text:p text:style-name="P23">- <text:span text:style-name="T93">When we free or NULL the pointer even after it was freed, nulled</text:span></text:p>
      <text:p text:style-name="P54">Affected Lines</text:p>
      <text:p text:style-name="P23">- <text:span text:style-name="T93">198</text:span></text:p>
      <text:p text:style-name="P23"/>
      <text:p text:style-name="P54">Expected vs Observed</text:p>
      <text:p text:style-name="P86"><text:span text:style-name="T50">- </text:span><text:span text:style-name="T55">We expect to </text:span><text:span text:style-name="T59">free/NULL the pointer only once. Double free in C leads to undefined </text:span><text:span text:style-name="T55"><text:s/></text:span><text:span text:style-name="T59">behavior. </text:span></text:p>
      <text:p text:style-name="P23"/>
      <text:p text:style-name="P54"><text:soft-page-break/>Steps to Reproduce</text:p>
      <text:p text:style-name="P23">Command</text:p>
      <text:p text:style-name="P23">./filter ./tests/desert.png ./tests/desert_negative_bug.png "negative" </text:p>
      <text:p text:style-name="P23"/>
      <text:p text:style-name="P23"/>
      <text:p text:style-name="P54">Proof-of-Concept Input (if needed)</text:p>
      <text:p text:style-name="P23"><text:span text:style-name="T1">- </text:span><text:span text:style-name="T9">Output image fails when program state is </text:span><text:span text:style-name="T11">undefined</text:span></text:p>
      <text:p text:style-name="P99"/>
      <text:p text:style-name="P86"><text:span text:style-name="T17">- Suggested Fix Description</text:span><text:span text:style-name="T18">\</text:span></text:p>
      <text:p text:style-name="P43"><text:span text:style-name="T1">- </text:span><text:span text:style-name="T11">Delete the </text:span><text:span text:style-name="T12">fill.arg = NULL; since we already NULLED in the beginning of the program(lin:173)</text:span></text:p>
      <text:p text:style-name="P103"><text:span text:style-name="T19">I just commented </text:span><text:span text:style-name="T96">//fil.arg = NULL;</text:span></text:p>
      <text:p text:style-name="P102"><text:span text:style-name="T1"/></text:p>
      <text:p text:style-name="P43"/>
      <text:p text:style-name="P43"/>
      <text:p text:style-name="P43"/>
      <text:p text:style-name="P3">File: circle.c (1<text:span text:style-name="T21">st</text:span> bug of 1bug)</text:p>
      <text:p text:style-name="P12"/>
      <text:p text:style-name="P47">Name</text:p>
      <text:p text:style-name="P12">- <text:span text:style-name="T71">Integer Overflow</text:span></text:p>
      <text:p text:style-name="P12"/>
      <text:p text:style-name="P47">Description</text:p>
      <text:p text:style-name="P12">- <text:span text:style-name="T71">the iteration of x should be in the range of type it was declared which is int. However, when we are equaling the range of it we are summing up two integers which are taken from input as chars</text:span></text:p>
      <text:p text:style-name="P47"/>
      <text:p text:style-name="P47">Affected Lines</text:p>
      <text:p text:style-name="P12">- <text:span text:style-name="T71">46</text:span></text:p>
      <text:p text:style-name="P12"/>
      <text:p text:style-name="P47">Expected vs Observed</text:p>
      <text:p text:style-name="P21">- <text:span text:style-name="T71">We expect </text:span><text:span text:style-name="T72">x to be in the range of type it declared. However we are summing up center_x to radius which is range of x which really look troublesome. It was expected that sum should be in range of some type. </text:span><text:span text:style-name="T75">And we can’t get the output image we expected when there is undefined behavior.</text:span></text:p>
      <text:p text:style-name="P12"/>
      <text:p text:style-name="P80"><text:span text:style-name="T73">for</text:span> (<text:span text:style-name="T26">int</text:span> <text:span text:style-name="T27">x</text:span> = <text:span text:style-name="T27">center_x</text:span> - <text:span text:style-name="T27">radius</text:span>; <text:span text:style-name="T27">x</text:span> &lt;= <text:span text:style-name="T27">center_x</text:span> + <text:span text:style-name="T27">radius</text:span>; <text:span text:style-name="T27">x</text:span>++) </text:p>
      <text:p text:style-name="P41"/>
      <text:p text:style-name="P41">When center_x + radius surpass the max integer range then there is integer overflow which causes undefined behavior for program. (Since given integer is <text:span text:style-name="T24">signed)</text:span></text:p>
      <text:p text:style-name="P41"/>
      <text:p text:style-name="P47">Steps to Reproduce</text:p>
      <text:p text:style-name="P12">Command</text:p>
      <text:p text:style-name="P12">- <text:span text:style-name="T1">./circle ./tests/desert.png ./tests/desert_circle.png "123</text:span><text:span text:style-name="T7">4567899</text:span><text:span text:style-name="T1">" "12324" "</text:span><text:span text:style-name="T7">123456789</text:span><text:span text:style-name="T1">" "C0C0C0"</text:span></text:p>
      <text:p text:style-name="P39"><text:s text:c="2"/>and we will get <text:span text:style-name="T74">undefined behavior</text:span></text:p>
      <text:p text:style-name="P47">Proof-of-Concept Input (if needed)</text:p>
      <text:p text:style-name="P12">- <text:span text:style-name="T74">when height, width or radius large enough to overflow int (refer command)</text:span></text:p>
      <text:p text:style-name="P12"/>
      <text:p text:style-name="P47">- Suggested Fix Description</text:p>
      <text:p text:style-name="P41">Since there are 3 inputs: height, width and radius which signed integers, in order to avoid buffer overflow we need to choose type that can hold sum of two max integers. </text:p>
      <text:p text:style-name="P82">So, I am changing the type of x from int to long to avoid overflow.</text:p>
      <text:p text:style-name="P82"/>
      <text:p text:style-name="P61">for (<text:span text:style-name="T74">long</text:span> x = center_x - radius; x &lt;= center_x + radius; x++) </text:p>
      <text:p text:style-name="P61"/>
      <text:p text:style-name="P12"/>
      <text:p text:style-name="P5"><text:soft-page-break/>File: circle.c (<text:span text:style-name="T74">2</text:span><text:span text:style-name="T22">nd</text:span><text:span text:style-name="T74"> </text:span><text:s/>bug of 1bug)</text:p>
      <text:p text:style-name="P20"/>
      <text:p text:style-name="P51">Name</text:p>
      <text:p text:style-name="P20">- <text:span text:style-name="T71">Integer Overflow</text:span></text:p>
      <text:p text:style-name="P20"/>
      <text:p text:style-name="P51">Description</text:p>
      <text:p text:style-name="P20">- <text:span text:style-name="T71">the iteration of </text:span><text:span text:style-name="T75">y</text:span><text:span text:style-name="T71"> should be in the range of type it was declared which is int. However, when we are equaling the range of it we are summing up two integers which are taken from input as chars</text:span></text:p>
      <text:p text:style-name="P51"/>
      <text:p text:style-name="P51">Affected Lines</text:p>
      <text:p text:style-name="P20">- <text:span text:style-name="T75">69</text:span></text:p>
      <text:p text:style-name="P20"/>
      <text:p text:style-name="P51">Expected vs Observed</text:p>
      <text:p text:style-name="P20">- <text:span text:style-name="T71">We expect </text:span><text:span text:style-name="T75">y</text:span><text:span text:style-name="T72"> to be in the range of type it declared. However we are summing up center_</text:span><text:span text:style-name="T75">y</text:span><text:span text:style-name="T72"> to radius which is range of </text:span><text:span text:style-name="T75">y</text:span><text:span text:style-name="T72"> which really look troublesome. It was expected that sum should be in range of some type. </text:span><text:span text:style-name="T75">And we can’t get the output image we expected when there is undefined behavior.</text:span></text:p>
      <text:p text:style-name="P20"/>
      <text:p text:style-name="P81"><text:span text:style-name="T73">for</text:span> (<text:span text:style-name="T26">int</text:span> <text:span text:style-name="T28">y</text:span> = <text:span text:style-name="T27">center_</text:span><text:span text:style-name="T28">y</text:span> - <text:span text:style-name="T27">radius</text:span>; <text:span text:style-name="T27">x</text:span> &lt;= <text:span text:style-name="T27">center_</text:span><text:span text:style-name="T28">y</text:span> + <text:span text:style-name="T27">radius</text:span>; <text:span text:style-name="T28">y</text:span>++) </text:p>
      <text:p text:style-name="P41"/>
      <text:p text:style-name="P41">When center_<text:span text:style-name="T75">y</text:span> + radius surpass the max integer range then there is integer overflow which causes undefined behavior for program. (Since given integer is <text:span text:style-name="T24">signed)</text:span></text:p>
      <text:p text:style-name="P41"/>
      <text:p text:style-name="P51">Steps to Reproduce</text:p>
      <text:p text:style-name="P20">Command</text:p>
      <text:p text:style-name="P20">- <text:span text:style-name="T1">./circle ./tests/desert.png ./tests/desert_circle.png "123</text:span><text:span text:style-name="T7">4567899</text:span><text:span text:style-name="T1">" "12324" "</text:span><text:span text:style-name="T7">123456789</text:span><text:span text:style-name="T1">" "C0C0C0"</text:span></text:p>
      <text:p text:style-name="P40"><text:s text:c="2"/>and we will get <text:span text:style-name="T74">undefined behavior </text:span><text:span text:style-name="T75">and there is no output image we expected</text:span></text:p>
      <text:p text:style-name="P51">Proof-of-Concept Input (if needed)</text:p>
      <text:p text:style-name="P20">- <text:span text:style-name="T74">when height, width or radius large enough to overflow int (refer command)</text:span></text:p>
      <text:p text:style-name="P20"/>
      <text:p text:style-name="P51">- Suggested Fix Description</text:p>
      <text:p text:style-name="P41">Since there are 3 inputs: height, width and radius which signed integers, in order to avoid buffer overflow we need to choose type that can hold sum of two max integers. </text:p>
      <text:p text:style-name="P82">So, I am changing the type of x from int to long to avoid overflow.</text:p>
      <text:p text:style-name="P82"/>
      <text:p text:style-name="P62">for (<text:span text:style-name="T74">long</text:span> <text:span text:style-name="T75">y</text:span> = center_<text:span text:style-name="T75">y</text:span> - radius; <text:span text:style-name="T75">y</text:span> &lt;= center_<text:span text:style-name="T75">y</text:span> + radius; <text:span text:style-name="T75">y</text:span>++) </text:p>
      <text:p text:style-name="P51"/>
      <text:p text:style-name="P12"/>
      <text:p text:style-name="P3">File: rect.c (1<text:span text:style-name="T21">st</text:span> bug of 2 bugs)</text:p>
      <text:p text:style-name="P12"/>
      <text:p text:style-name="P47">Name</text:p>
      <text:p text:style-name="P12">- <text:span text:style-name="T45">Buffer Overflow</text:span></text:p>
      <text:p text:style-name="P12"/>
      <text:p text:style-name="P47">Description</text:p>
      <text:p text:style-name="P14">- <text:s/><text:span text:style-name="T42">When we are copying the argument: </text:span><text:span text:style-name="T2">argv[</text:span><text:span text:style-name="T4">1</text:span><text:span text:style-name="T2">]</text:span><text:span text:style-name="T42"> into the </text:span><text:span text:style-name="T4">input</text:span><text:span text:style-name="T45"> </text:span><text:span text:style-name="T87">and</text:span><text:span text:style-name="T45"> </text:span><text:span text:style-name="T42">we are just using strcpy which doesn’t check the length of argument that is being copied. In case of <text:s/>long string which is larger than the destination value that is being copied, there will be buffer overflow which may cause program error.</text:span></text:p>
      <text:p text:style-name="P12"/>
      <text:p text:style-name="P47">Affected Lines</text:p>
      <text:p text:style-name="P12">- <text:span text:style-name="T45">21</text:span></text:p>
      <text:p text:style-name="P12"/>
      <text:p text:style-name="P47">Expected vs Observed</text:p>
      <text:p text:style-name="P14"><text:soft-page-break/>- We expect that the <text:span text:style-name="T42">argument</text:span><text:span text:style-name="T45">s</text:span><text:span text:style-name="T42"> we are copying into the destination doesn’t restrict the length of the input. In the case attacker inputs,</text:span><text:span text:style-name="T45">if the case</text:span><text:span text:style-name="T42"> <text:s/>longer input, </text:span><text:span text:style-name="T45">then</text:span><text:span text:style-name="T42"> there is a buffer overflow. We are expecting to use strncpy and specify the length of the argument that is being copied. </text:span></text:p>
      <text:p text:style-name="P47"/>
      <text:p text:style-name="P47">Steps to Reproduce</text:p>
      <text:p text:style-name="P12">Command</text:p>
      <text:p text:style-name="P12">- - ./<text:span text:style-name="T88">rect .input output </text:span>top_left_x top_left_y <text:s/>bottom_right_x bottom_right_y hex_color</text:p>
      <text:p text:style-name="P25"/>
      <text:p text:style-name="P47">Proof-of-Concept Input (if needed)</text:p>
      <text:p text:style-name="P12">- <text:span text:style-name="T70">Since there is buffer overflow there is no output image for buggy part</text:span></text:p>
      <text:p text:style-name="P12"/>
      <text:p text:style-name="P47">- Suggested Fix Description</text:p>
      <text:p text:style-name="P14">Initialize the <text:span text:style-name="T42">strncpy and use the length of the character to restrict the unintended input which is longer than 25</text:span><text:span text:style-name="T45">5</text:span><text:span text:style-name="T42"> chars. </text:span></text:p>
      <text:p text:style-name="P14"><text:span text:style-name="T2"><text:tab/><text:tab/><text:tab/><text:tab/>strncpy(</text:span><text:span text:style-name="T4">input</text:span><text:span text:style-name="T2">, argv[</text:span><text:span text:style-name="T4">1</text:span><text:span text:style-name="T2">], 25</text:span><text:span text:style-name="T4">5</text:span><text:span text:style-name="T2">);</text:span></text:p>
      <text:p text:style-name="P48"/>
      <text:p text:style-name="P14"><text:span text:style-name="T2"><text:s/></text:span><text:span text:style-name="T36">which won’t accept more than 25</text:span><text:span text:style-name="T37">5</text:span><text:span text:style-name="T36"> character length;</text:span></text:p>
      <text:p text:style-name="P12"/>
      <text:p text:style-name="P12"/>
      <text:p text:style-name="P12"/>
      <text:p text:style-name="P8">File: rect.c (<text:span text:style-name="T87">2nd</text:span> bug of 2 bugs)</text:p>
      <text:p text:style-name="P24"/>
      <text:p text:style-name="P55">Name</text:p>
      <text:p text:style-name="P24">- <text:span text:style-name="T45">Buffer Overflow</text:span></text:p>
      <text:p text:style-name="P24"/>
      <text:p text:style-name="P55">Description</text:p>
      <text:p text:style-name="P24">- <text:s/><text:span text:style-name="T42">When we are copying the argument: </text:span><text:span text:style-name="T2">argv[</text:span><text:span text:style-name="T10">2</text:span><text:span text:style-name="T2">]</text:span><text:span text:style-name="T42"> into the </text:span><text:span text:style-name="T4">input</text:span><text:span text:style-name="T45"> </text:span><text:span text:style-name="T87">and</text:span><text:span text:style-name="T45"> </text:span><text:span text:style-name="T42">we are just using strcpy which doesn’t check the length of argument that is being copied. In case of <text:s/>long string which is larger than the destination value that is being copied, there will be buffer overflow which may cause program error.</text:span></text:p>
      <text:p text:style-name="P55">Affected Lines</text:p>
      <text:p text:style-name="P24">- <text:span text:style-name="T45">22</text:span></text:p>
      <text:p text:style-name="P24"/>
      <text:p text:style-name="P24"/>
      <text:p text:style-name="P55">Expected vs Observed</text:p>
      <text:p text:style-name="P24">- We expect that the <text:span text:style-name="T42">argument</text:span><text:span text:style-name="T45">s</text:span><text:span text:style-name="T42"> we are copying into the destination doesn’t restrict the length of the input. In the case attacker inputs,</text:span><text:span text:style-name="T45">if the case</text:span><text:span text:style-name="T42"> <text:s/>longer input, </text:span><text:span text:style-name="T45">then</text:span><text:span text:style-name="T42"> there is a buffer overflow. We are expecting to use strncpy and specify the length of the argument that is being copied. </text:span></text:p>
      <text:p text:style-name="P55"/>
      <text:p text:style-name="P55">Steps to Reproduce</text:p>
      <text:p text:style-name="P24">Command</text:p>
      <text:p text:style-name="Standard"><text:span text:style-name="T50">- ./</text:span><text:span text:style-name="T56">rect .input output </text:span>top_left_x top_left_y <text:s/>bottom_right_x bottom_right_y hex_color</text:p>
      <text:p text:style-name="Standard"/>
      <text:p text:style-name="P24"/>
      <text:p text:style-name="P55">Proof-of-Concept Input (if needed)</text:p>
      <text:p text:style-name="P24">- <text:span text:style-name="T70">Since there is buffer overflow there is no output image for buggy part</text:span></text:p>
      <text:p text:style-name="P24"/>
      <text:p text:style-name="P55">- Suggested Fix Description</text:p>
      <text:p text:style-name="P24">Initialize the <text:span text:style-name="T42">strncpy and use the length of the character to restrict the unintended input which is longer than 25</text:span><text:span text:style-name="T45">5</text:span><text:span text:style-name="T42"> chars. </text:span></text:p>
      <text:p text:style-name="P24"><text:span text:style-name="T2"><text:tab/><text:tab/><text:tab/><text:tab/>strncpy(</text:span><text:span text:style-name="T4">input</text:span><text:span text:style-name="T2">, argv[</text:span><text:span text:style-name="T10">2</text:span><text:span text:style-name="T2">], 25</text:span><text:span text:style-name="T4">5</text:span><text:span text:style-name="T2">);</text:span></text:p>
      <text:p text:style-name="P55"/>
      <text:p text:style-name="P24"><text:soft-page-break/><text:span text:style-name="T2"><text:s/></text:span><text:span text:style-name="T36">which won’t accept more than 25</text:span><text:span text:style-name="T37">5</text:span><text:span text:style-name="T36"> character length;</text:span></text:p>
      <text:p text:style-name="P24"/>
      <text:p text:style-name="P12"/>
      <text:p text:style-name="P29"/>
      <text:p text:style-name="P28"><text:tab/></text:p>
      <text:p text:style-name="P12"/>
      <text:p text:style-name="P12"/>
      <text:p text:style-name="P3">File: resize.c (1<text:span text:style-name="T21">st</text:span> bug of 2 bugs)</text:p>
      <text:p text:style-name="P12"/>
      <text:p text:style-name="P47">Name</text:p>
      <text:p text:style-name="P12">- <text:span text:style-name="T23">Wrong casting</text:span></text:p>
      <text:p text:style-name="P12"/>
      <text:p text:style-name="P47">Description</text:p>
      <text:p text:style-name="P83"><text:span text:style-name="T51">- </text:span><text:span text:style-name="T52">The loop iteration <text:s/>counters x and y, are initialized to fill the image width. Ranges of y and x are initialized to 0 and up to round(factor * img→ size_y and factor * img → size_x) which may </text:span><text:span text:style-name="T53">result more value than the new_width in case of </text:span><text:span text:style-name="T76">.5 </text:span><text:span text:style-name="T52"><text:s text:c="2"/></text:span><text:span text:style-name="T53">may cause </text:span><text:span text:style-name="T52">buffer overflow when they are being rounded.</text:span><text:span text:style-name="T53">(for unsigned int, it wraps up which means MAX_</text:span><text:span text:style-name="T54">U</text:span><text:span text:style-name="T53">NUM+1 </text:span><text:span text:style-name="T54">= 0 or remainder when we divide to max unsigned int</text:span></text:p>
      <text:p text:style-name="P12"/>
      <text:p text:style-name="P47">Affected Lines</text:p>
      <text:p text:style-name="P12">- In <text:span text:style-name="T25">resize</text:span><text:span text:style-name="T24">.c </text:span>: <text:span text:style-name="T23">lines: 62,63.</text:span></text:p>
      <text:p text:style-name="P12"/>
      <text:p text:style-name="P47">Expected vs Observed</text:p>
      <text:p text:style-name="P47"/>
      <text:p text:style-name="P44"><text:span text:style-name="T30">- </text:span><text:span text:style-name="T31">In the beginning we initialized</text:span></text:p>
      <text:p text:style-name="P58"/>
      <text:p text:style-name="P73">struct pixel(*image_data_new)[new_width] = (struct pixel (*)[new_width])new_img→px;</text:p>
      <text:p text:style-name="P73"/>
      <text:p text:style-name="P68"><text:span text:style-name="T31">where <text:s/></text:span><text:span text:style-name="T13">new_width:</text:span></text:p>
      <text:p text:style-name="P70"><text:s/></text:p>
      <text:p text:style-name="P72"><text:span text:style-name="T31">unsigned new_width = (</text:span><text:span text:style-name="T32">unsigned)</text:span><text:span text:style-name="T31"> (img → size_x * factor);</text:span></text:p>
      <text:p text:style-name="P73"/>
      <text:p text:style-name="P69"><text:span text:style-name="T31">W</text:span><text:span text:style-name="T29">e expect </text:span><text:span text:style-name="T33">y and x in</text:span><text:span text:style-name="T29"> image_data_new[y] [x] </text:span><text:span text:style-name="T33">be in the range of 0 and new_width;</text:span></text:p>
      <text:p text:style-name="P71"/>
      <text:p text:style-name="P71">However, we are rounding up the y and x:</text:p>
      <text:p text:style-name="P91"><text:span text:style-name="Source_20_Text"><text:span text:style-name="T29"/></text:span></text:p>
      <text:p text:style-name="P91"><text:span text:style-name="Source_20_Text"><text:span text:style-name="T29">for (unsigned x = 0; x &lt; round(factor * img-&gt;size_x); x++)</text:span></text:span></text:p>
      <text:p text:style-name="P91"><text:span text:style-name="Source_20_Text"><text:span text:style-name="T39"/></text:span></text:p>
      <text:p text:style-name="P91"><text:span text:style-name="Source_20_Text"><text:span text:style-name="T39">that's really looking for trouble, as round is going to yield a value that can be more than new_width if the result to round decimal part is above .5 (and can overflow </text:span></text:span><text:span text:style-name="Source_20_Text"><text:span text:style-name="T40">and we may expect unintended output</text:span></text:span><text:span text:style-name="Source_20_Text"><text:span text:style-name="T39">).</text:span></text:span></text:p>
      <text:p text:style-name="P71"/>
      <text:p text:style-name="P71">Since </text:p>
      <text:p text:style-name="P74"/>
      <text:p text:style-name="P74">unsigned new_width = (unsigned)(img → size_x * factor); has same effect with</text:p>
      <text:p text:style-name="P74">floor(factor * img → size_x) or floor(factor * img → size_y) rather than round()</text:p>
      <text:p text:style-name="P13"/>
      <text:p text:style-name="P12"/>
      <text:p text:style-name="P47">Steps to Reproduce</text:p>
      <text:p text:style-name="P12">Command</text:p>
      <text:p text:style-name="P12">- ./<text:span text:style-name="T48">resize</text:span> ./<text:span text:style-name="T48">tests/desert</text:span>.png ./<text:span text:style-name="T48">tests/desert_resize</text:span>.png “<text:span text:style-name="T48">factor numer”</text:span></text:p>
      <text:p text:style-name="P53">Proof-of-Concept Input (if needed)</text:p>
      <text:p text:style-name="P42">- <text:span text:style-name="T77">Since buffer overflow gives program error, there is no output image</text:span></text:p>
      <text:p text:style-name="P12"><text:soft-page-break/></text:p>
      <text:p text:style-name="P47">- Suggested Fix Description</text:p>
      <text:p text:style-name="P12"><text:span text:style-name="T35">Floor casting instead of rounding makes sure the array buffer size will be in the range of initialized new_width. </text:span><text:s/>This allows the loop to</text:p>
      <text:p text:style-name="P12">iterate over all the image pixels <text:span text:style-name="T35">and not to overflow the size</text:span></text:p>
      <text:p text:style-name="P12"/>
      <text:p text:style-name="P12"/>
      <text:p text:style-name="P12"/>
      <text:p text:style-name="P12"/>
      <text:p text:style-name="P3">File: resize (2<text:span text:style-name="T21">nd</text:span> bug of 2 bugs)</text:p>
      <text:p text:style-name="P12"/>
      <text:p text:style-name="P47">Name</text:p>
      <text:p text:style-name="P12">- <text:span text:style-name="T46">Unchecked pointer(malloc)</text:span></text:p>
      <text:p text:style-name="P12"/>
      <text:p text:style-name="P47">Description</text:p>
      <text:p text:style-name="P12">- <text:span text:style-name="T46">after allocating the memory we aren’t chec</text:span><text:span text:style-name="T47">king whether it was created or failed. </text:span></text:p>
      <text:p text:style-name="P12"/>
      <text:p text:style-name="P47">Affected Lines</text:p>
      <text:p text:style-name="P12">- <text:span text:style-name="T78">51, 52</text:span></text:p>
      <text:p text:style-name="P12"/>
      <text:p text:style-name="P47">Expected vs Observed</text:p>
      <text:p text:style-name="P12">- <text:span text:style-name="T47">In case </text:span><text:span text:style-name="T5">malloc </text:span><text:span text:style-name="T47">fails to create size for </text:span><text:span text:style-name="T5">new_img → px </text:span><text:span text:style-name="T47">and we don’t check it, </text:span><text:span text:style-name="T78">we are checking the wrong pointer (img→px) while we created for (new_img→px). In case we don’t check for allocated memory </text:span><text:span text:style-name="T47">there will be program crash and underfined state since later on we use</text:span><text:span text:style-name="T5"> new_img → px</text:span><text:span text:style-name="T47"> for allocating the array size for </text:span><text:span text:style-name="T5">image_data_new.</text:span><text:span text:style-name="T47"> </text:span></text:p>
      <text:p text:style-name="P12"/>
      <text:p text:style-name="P47">Steps to Reproduce</text:p>
      <text:p text:style-name="P12">Command</text:p>
      <text:p text:style-name="P15">- ./<text:span text:style-name="T48">resize</text:span> ./<text:span text:style-name="T48">tests/desert</text:span>.png ./<text:span text:style-name="T48">tests/desert_resize</text:span>.png “<text:span text:style-name="T48">factor numer”</text:span></text:p>
      <text:p text:style-name="P47">Proof-of-Concept Input (if needed)</text:p>
      <text:p text:style-name="P12">- <text:span text:style-name="T78">Not needed!</text:span></text:p>
      <text:p text:style-name="P12"/>
      <text:p text:style-name="P47">- Suggested Fix Description</text:p>
      <text:p text:style-name="P30">We need to check whether we allocated memory for the pointer and make sure everything is up to date. In line 51, 52 we are checking wrong pointer (img→px) not (new_img→px) for that.</text:p>
      <text:p text:style-name="P45"><text:span text:style-name="T34">So, we we will check whether the memory for </text:span><text:span text:style-name="T14">new_img→px</text:span><text:span text:style-name="T34"> were allocated otherwise go to memory allocation fail.</text:span></text:p>
      <text:p text:style-name="Standard"><text:tab/><text:tab/><text:span text:style-name="T1">if (!new_img-&gt;px) {</text:span></text:p>
      <text:p text:style-name="P61"><text:tab/><text:tab/>goto error_memory_img;</text:p>
      <text:p text:style-name="P61"><text:tab/><text:tab/>}</text:p>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20:34:17.081747972</meta:creation-date>
    <dc:date>2021-04-13T23:43:47.087799332</dc:date>
    <meta:editing-duration>PT11H58M36S</meta:editing-duration>
    <meta:editing-cycles>52</meta:editing-cycles>
    <meta:generator>LibreOffice/6.4.6.2$Linux_X86_64 LibreOffice_project/40$Build-2</meta:generator>
    <meta:document-statistic meta:table-count="0" meta:image-count="0" meta:object-count="0" meta:page-count="11" meta:paragraph-count="311" meta:word-count="2838" meta:character-count="17255" meta:non-whitespace-character-count="14538"/>
  </office:meta>
</office:document-meta>
</file>